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3.7583333333333cm" style:use-optimal-column-width="true"/>
    </style:style>
    <style:style style:name="co2" style:family="table-column">
      <style:table-column-properties fo:break-before="auto" style:column-width="13.1233333333333cm"/>
    </style:style>
    <style:style style:name="co3" style:family="table-column">
      <style:table-column-properties fo:break-before="auto" style:column-width="14.6314583333333cm" style:use-optimal-column-width="true"/>
    </style:style>
    <style:style style:name="co4" style:family="table-column">
      <style:table-column-properties fo:break-before="auto" style:column-width="12.91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3.1233333333333cm" style:use-optimal-column-width="true"/>
    </style:style>
    <style:style style:name="co7" style:family="table-column">
      <style:table-column-properties fo:break-before="auto" style:column-width="13.3614583333333cm" style:use-optimal-column-width="true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0.6097916666667cm"/>
    </style:style>
    <style:style style:name="co10" style:family="table-column">
      <style:table-column-properties fo:break-before="auto" style:column-width="11.1125cm"/>
    </style:style>
    <style:style style:name="co11" style:family="table-column">
      <style:table-column-properties fo:break-before="auto" style:column-width="10.874375cm"/>
    </style:style>
    <style:style style:name="co12" style:family="table-column">
      <style:table-column-properties fo:break-before="auto" style:column-width="12.9910416666667cm"/>
    </style:style>
    <style:style style:name="co13" style:family="table-column">
      <style:table-column-properties fo:break-before="auto" style:column-width="12.85875cm"/>
    </style:style>
    <style:style style:name="co14" style:family="table-column">
      <style:table-column-properties fo:break-before="auto" style:column-width="13.2291666666667cm" style:use-optimal-column-width="true"/>
    </style:style>
    <style:style style:name="co15" style:family="table-column">
      <style:table-column-properties fo:break-before="auto" style:column-width="13.9435416666667cm" style:use-optimal-column-width="true"/>
    </style:style>
    <style:style style:name="co16" style:family="table-column">
      <style:table-column-properties fo:break-before="auto" style:column-width="12.9645833333333cm"/>
    </style:style>
    <style:style style:name="co17" style:family="table-column">
      <style:table-column-properties fo:break-before="auto" style:column-width="2.804583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090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edyk_n500_c10_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Document Path: <text:s text:c="9"/>/pp/rabbitmq_doctrine/web/doctrineMyisam</text:p>
          </table:table-cell>
          <table:table-cell office:value-type="string" table:style-name="ce2">
            <text:p>Document Path: <text:s text:c="9"/>/pp/rabbitmq_doctrine/web/doctrine</text:p>
          </table:table-cell>
          <table:table-cell office:value-type="string" table:style-name="ce2">
            <text:p>Document Path: <text:s text:c="9"/>/pp/rabbitmq_doctrine/web/doctrineTransaction</text:p>
          </table:table-cell>
          <table:table-cell office:value-type="string" table:style-name="ce2">
            <text:p>Document Path: <text:s text:c="9"/>/pp/rabbitmq_doctrine/web/rabbitmq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5.788 seconds</text:p>
          </table:table-cell>
          <table:table-cell office:value-type="string" table:style-name="ce1">
            <text:p>Time taken for tests: <text:s text:c="2"/>5.516 seconds</text:p>
          </table:table-cell>
          <table:table-cell office:value-type="string" table:style-name="ce1">
            <text:p>Time taken for tests: <text:s text:c="2"/>5.524 seconds</text:p>
          </table:table-cell>
          <table:table-cell office:value-type="string" table:style-name="ce1">
            <text:p>Time taken for tests: <text:s text:c="2"/>7.488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86.39 [#/sec] (mean)</text:p>
          </table:table-cell>
          <table:table-cell office:value-type="string" table:style-name="ce2">
            <text:p>Requests per second: <text:s text:c="3"/>90.65 [#/sec] (mean)</text:p>
          </table:table-cell>
          <table:table-cell office:value-type="string" table:style-name="ce2">
            <text:p>Requests per second: <text:s text:c="3"/>90.51 [#/sec] (mean)</text:p>
          </table:table-cell>
          <table:table-cell office:value-type="string" table:style-name="ce2">
            <text:p>Requests per second: <text:s text:c="3"/>66.77 [#/sec] (mean)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Time per request: <text:s text:c="6"/>115.751 [ms] (mean)</text:p>
          </table:table-cell>
          <table:table-cell office:value-type="string" table:style-name="ce1">
            <text:p>Time per request: <text:s text:c="6"/>110.312 [ms] (mean)</text:p>
          </table:table-cell>
          <table:table-cell office:value-type="string" table:style-name="ce1">
            <text:p>Time per request: <text:s text:c="6"/>110.486 [ms] (mean)</text:p>
          </table:table-cell>
          <table:table-cell office:value-type="string" table:style-name="ce1">
            <text:p>Time per request: <text:s text:c="6"/>149.766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1.575 [ms] (mean, across all concurrent requests)</text:p>
          </table:table-cell>
          <table:table-cell office:value-type="string" table:style-name="ce1">
            <text:p>Time per request: <text:s text:c="6"/>11.031 [ms] (mean, across all concurrent requests)</text:p>
          </table:table-cell>
          <table:table-cell office:value-type="string" table:style-name="ce1">
            <text:p>Time per request: <text:s text:c="6"/>11.049 [ms] (mean, across all concurrent requests)</text:p>
          </table:table-cell>
          <table:table-cell office:value-type="string" table:style-name="ce1">
            <text:p>Time per request: <text:s text:c="6"/>14.977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5.65 [Kbytes/sec] received</text:p>
          </table:table-cell>
          <table:table-cell office:value-type="string" table:style-name="ce1">
            <text:p>Transfer rate: <text:s text:c="9"/>26.91 [Kbytes/sec] received</text:p>
          </table:table-cell>
          <table:table-cell office:value-type="string" table:style-name="ce1">
            <text:p>Transfer rate: <text:s text:c="9"/>26.87 [Kbytes/sec] received</text:p>
          </table:table-cell>
          <table:table-cell office:value-type="string" table:style-name="ce1">
            <text:p>Transfer rate: <text:s text:c="9"/>19.82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1 <text:s text:c="5"/>0 <text:s text:c="6"/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58 <text:s/>114 <text:s/>20.1 <text:s text:c="3"/>112 <text:s text:c="4"/>188</text:p>
          </table:table-cell>
          <table:table-cell office:value-type="string" table:style-name="ce1">
            <text:p>Processing: <text:s text:c="3"/>59 <text:s/>109 <text:s/>18.7 <text:s text:c="3"/>105 <text:s text:c="4"/>199</text:p>
          </table:table-cell>
          <table:table-cell office:value-type="string" table:style-name="ce1">
            <text:p>Processing: <text:s text:c="3"/>55 <text:s/>109 <text:s/>18.5 <text:s text:c="3"/>105 <text:s text:c="4"/>185</text:p>
          </table:table-cell>
          <table:table-cell office:value-type="string" table:style-name="ce1">
            <text:p>Processing: <text:s text:c="2"/>122 <text:s/>146 <text:s/>15.8 <text:s text:c="3"/>144 <text:s text:c="4"/>2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58 <text:s/>114 <text:s/>20.1 <text:s text:c="3"/>112 <text:s text:c="4"/>188</text:p>
          </table:table-cell>
          <table:table-cell office:value-type="string" table:style-name="ce1">
            <text:p>Waiting: <text:s text:c="6"/>58 <text:s/>109 <text:s/>18.7 <text:s text:c="3"/>105 <text:s text:c="4"/>199</text:p>
          </table:table-cell>
          <table:table-cell office:value-type="string" table:style-name="ce1">
            <text:p>Waiting: <text:s text:c="6"/>55 <text:s/>109 <text:s/>18.5 <text:s text:c="3"/>105 <text:s text:c="4"/>185</text:p>
          </table:table-cell>
          <table:table-cell office:value-type="string" table:style-name="ce1">
            <text:p>Waiting: <text:s text:c="5"/>122 <text:s/>146 <text:s/>15.8 <text:s text:c="3"/>144 <text:s text:c="4"/>2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58 <text:s/>114 <text:s/>20.1 <text:s text:c="3"/>112 <text:s text:c="4"/>188</text:p>
          </table:table-cell>
          <table:table-cell office:value-type="string" table:style-name="ce1">
            <text:p>Total: <text:s text:c="8"/>59 <text:s/>109 <text:s/>18.7 <text:s text:c="3"/>105 <text:s text:c="4"/>199</text:p>
          </table:table-cell>
          <table:table-cell office:value-type="string" table:style-name="ce1">
            <text:p>Total: <text:s text:c="8"/>55 <text:s/>109 <text:s/>18.5 <text:s text:c="3"/>105 <text:s text:c="4"/>185</text:p>
          </table:table-cell>
          <table:table-cell office:value-type="string" table:style-name="ce1">
            <text:p>Total: <text:s text:c="7"/>122 <text:s/>147 <text:s/>15.8 <text:s text:c="3"/>144 <text:s text:c="4"/>246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5.549 seconds</text:p>
          </table:table-cell>
          <table:table-cell office:value-type="string" table:style-name="ce1">
            <text:p>Time taken for tests: <text:s text:c="2"/>5.701 seconds</text:p>
          </table:table-cell>
          <table:table-cell office:value-type="string" table:style-name="ce1">
            <text:p>Time taken for tests: <text:s text:c="2"/>5.544 seconds</text:p>
          </table:table-cell>
          <table:table-cell office:value-type="string" table:style-name="ce1">
            <text:p>Time taken for tests: <text:s text:c="2"/>7.571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90.11 [#/sec] (mean)</text:p>
          </table:table-cell>
          <table:table-cell office:value-type="string" table:style-name="ce2">
            <text:p>Requests per second: <text:s text:c="3"/>87.70 [#/sec] (mean)</text:p>
          </table:table-cell>
          <table:table-cell office:value-type="string" table:style-name="ce2">
            <text:p>Requests per second: <text:s text:c="3"/>90.18 [#/sec] (mean)</text:p>
          </table:table-cell>
          <table:table-cell office:value-type="string" table:style-name="ce2">
            <text:p>Requests per second: <text:s text:c="3"/>66.04 [#/sec] (mean)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Time per request: <text:s text:c="6"/>110.980 [ms] (mean)</text:p>
          </table:table-cell>
          <table:table-cell office:value-type="string" table:style-name="ce1">
            <text:p>Time per request: <text:s text:c="6"/>114.027 [ms] (mean)</text:p>
          </table:table-cell>
          <table:table-cell office:value-type="string" table:style-name="ce1">
            <text:p>Time per request: <text:s text:c="6"/>110.889 [ms] (mean)</text:p>
          </table:table-cell>
          <table:table-cell office:value-type="string" table:style-name="ce1">
            <text:p>Time per request: <text:s text:c="6"/>151.412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1.098 [ms] (mean, across all concurrent requests)</text:p>
          </table:table-cell>
          <table:table-cell office:value-type="string" table:style-name="ce1">
            <text:p>Time per request: <text:s text:c="6"/>11.403 [ms] (mean, across all concurrent requests)</text:p>
          </table:table-cell>
          <table:table-cell office:value-type="string" table:style-name="ce1">
            <text:p>Time per request: <text:s text:c="6"/>11.089 [ms] (mean, across all concurrent requests)</text:p>
          </table:table-cell>
          <table:table-cell office:value-type="string" table:style-name="ce1">
            <text:p>Time per request: <text:s text:c="6"/>15.141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6.75 [Kbytes/sec] received</text:p>
          </table:table-cell>
          <table:table-cell office:value-type="string" table:style-name="ce1">
            <text:p>Transfer rate: <text:s text:c="9"/>26.04 [Kbytes/sec] received</text:p>
          </table:table-cell>
          <table:table-cell office:value-type="string" table:style-name="ce1">
            <text:p>Transfer rate: <text:s text:c="9"/>26.77 [Kbytes/sec] received</text:p>
          </table:table-cell>
          <table:table-cell office:value-type="string" table:style-name="ce1">
            <text:p>Transfer rate: <text:s text:c="9"/>19.61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1 <text:s text:c="5"/>0 <text:s text:c="6"/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55 <text:s/>109 <text:s/>18.1 <text:s text:c="3"/>106 <text:s text:c="4"/>169</text:p>
          </table:table-cell>
          <table:table-cell office:value-type="string" table:style-name="ce1">
            <text:p>Processing: <text:s text:c="3"/>62 <text:s/>112 <text:s/>18.8 <text:s text:c="3"/>112 <text:s text:c="4"/>203</text:p>
          </table:table-cell>
          <table:table-cell office:value-type="string" table:style-name="ce1">
            <text:p>Processing: <text:s text:c="3"/>56 <text:s/>109 <text:s/>18.8 <text:s text:c="3"/>106 <text:s text:c="4"/>183</text:p>
          </table:table-cell>
          <table:table-cell office:value-type="string" table:style-name="ce1">
            <text:p>Processing: <text:s text:c="2"/>121 <text:s/>148 <text:s/>16.6 <text:s text:c="3"/>145 <text:s text:c="4"/>2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55 <text:s/>109 <text:s/>18.0 <text:s text:c="3"/>105 <text:s text:c="4"/>169</text:p>
          </table:table-cell>
          <table:table-cell office:value-type="string" table:style-name="ce1">
            <text:p>Waiting: <text:s text:c="6"/>62 <text:s/>112 <text:s/>18.8 <text:s text:c="3"/>112 <text:s text:c="4"/>203</text:p>
          </table:table-cell>
          <table:table-cell office:value-type="string" table:style-name="ce1">
            <text:p>Waiting: <text:s text:c="6"/>56 <text:s/>109 <text:s/>18.8 <text:s text:c="3"/>106 <text:s text:c="4"/>183</text:p>
          </table:table-cell>
          <table:table-cell office:value-type="string" table:style-name="ce1">
            <text:p>Waiting: <text:s text:c="5"/>121 <text:s/>148 <text:s/>16.5 <text:s text:c="3"/>145 <text:s text:c="4"/>2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55 <text:s/>109 <text:s/>18.1 <text:s text:c="3"/>106 <text:s text:c="4"/>169</text:p>
          </table:table-cell>
          <table:table-cell office:value-type="string" table:style-name="ce1">
            <text:p>Total: <text:s text:c="8"/>63 <text:s/>112 <text:s/>18.8 <text:s text:c="3"/>112 <text:s text:c="4"/>203</text:p>
          </table:table-cell>
          <table:table-cell office:value-type="string" table:style-name="ce1">
            <text:p>Total: <text:s text:c="8"/>56 <text:s/>109 <text:s/>18.8 <text:s text:c="3"/>106 <text:s text:c="4"/>183</text:p>
          </table:table-cell>
          <table:table-cell office:value-type="string" table:style-name="ce1">
            <text:p>Total: <text:s text:c="7"/>121 <text:s/>148 <text:s/>16.6 <text:s text:c="3"/>145 <text:s text:c="4"/>234</text:p>
          </table:table-cell>
          <table:table-cell table:number-columns-repeated="16380"/>
        </table:table-row>
        <table:table-row table:number-rows-repeated="1048523" table:style-name="ro1">
          <table:table-cell table:number-columns-repeated="16384"/>
        </table:table-row>
      </table:table>
      <table:table table:name="dedyk_n500_c500_p" table:style-name="ta1"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1015" table:default-cell-style-name="ce1"/>
        <table:table-column table:style-name="co5" table:number-columns-repeated="15364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7.503 seconds</text:p>
          </table:table-cell>
          <table:table-cell office:value-type="string" table:style-name="ce1">
            <text:p>Time taken for tests: <text:s text:c="2"/>5.582 seconds</text:p>
          </table:table-cell>
          <table:table-cell office:value-type="string" table:style-name="ce1">
            <text:p>Time taken for tests: <text:s text:c="2"/>7.736 seconds</text:p>
          </table:table-cell>
          <table:table-cell office:value-type="string" table:style-name="ce1">
            <text:p>Time taken for tests: <text:s text:c="2"/>6.716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quests per second: <text:s text:c="3"/>66.64 [#/sec] (mean)</text:p>
          </table:table-cell>
          <table:table-cell office:value-type="string" table:style-name="ce1">
            <text:p>Requests per second: <text:s text:c="3"/>89.57 [#/sec] (mean)</text:p>
          </table:table-cell>
          <table:table-cell office:value-type="string" table:style-name="ce1">
            <text:p>Requests per second: <text:s text:c="3"/>64.63 [#/sec] (mean)</text:p>
          </table:table-cell>
          <table:table-cell office:value-type="string" table:style-name="ce1">
            <text:p>Requests per second: <text:s text:c="3"/>74.45 [#/sec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7503.031 [ms] (mean)</text:p>
          </table:table-cell>
          <table:table-cell office:value-type="string" table:style-name="ce1">
            <text:p>Time per request: <text:s text:c="6"/>5582.444 [ms] (mean)</text:p>
          </table:table-cell>
          <table:table-cell office:value-type="string" table:style-name="ce1">
            <text:p>Time per request: <text:s text:c="6"/>7735.950 [ms] (mean)</text:p>
          </table:table-cell>
          <table:table-cell office:value-type="string" table:style-name="ce1">
            <text:p>Time per request: <text:s text:c="6"/>6715.509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5.006 [ms] (mean, across all concurrent requests)</text:p>
          </table:table-cell>
          <table:table-cell office:value-type="string" table:style-name="ce1">
            <text:p>Time per request: <text:s text:c="6"/>11.165 [ms] (mean, across all concurrent requests)</text:p>
          </table:table-cell>
          <table:table-cell office:value-type="string" table:style-name="ce1">
            <text:p>Time per request: <text:s text:c="6"/>15.472 [ms] (mean, across all concurrent requests)</text:p>
          </table:table-cell>
          <table:table-cell office:value-type="string" table:style-name="ce1">
            <text:p>Time per request: <text:s text:c="6"/>13.431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19.78 [Kbytes/sec] received</text:p>
          </table:table-cell>
          <table:table-cell office:value-type="string" table:style-name="ce1">
            <text:p>Transfer rate: <text:s text:c="9"/>26.59 [Kbytes/sec] received</text:p>
          </table:table-cell>
          <table:table-cell office:value-type="string" table:style-name="ce1">
            <text:p>Transfer rate: <text:s text:c="9"/>19.19 [Kbytes/sec] received</text:p>
          </table:table-cell>
          <table:table-cell office:value-type="string" table:style-name="ce1">
            <text:p>Transfer rate: <text:s text:c="9"/>22.10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2"/>68 244.8 <text:s text:c="5"/>5 <text:s text:c="3"/>1003</text:p>
          </table:table-cell>
          <table:table-cell office:value-type="string" table:style-name="ce1">
            <text:p>Connect: <text:s text:c="7"/>0 <text:s/>157 188.4 <text:s text:c="5"/>7 <text:s text:c="4"/>437</text:p>
          </table:table-cell>
          <table:table-cell office:value-type="string" table:style-name="ce1">
            <text:p>Connect: <text:s text:c="7"/>0 <text:s text:c="2"/>79 264.5 <text:s text:c="5"/>4 <text:s text:c="3"/>1001</text:p>
          </table:table-cell>
          <table:table-cell office:value-type="string" table:style-name="ce1">
            <text:p>Connect: <text:s text:c="7"/>0 <text:s/>237 253.1 <text:s text:c="4"/>29 <text:s text:c="4"/>6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62 3180 2297.1 <text:s text:c="2"/>2863 <text:s text:c="3"/>7436</text:p>
          </table:table-cell>
          <table:table-cell office:value-type="string" table:style-name="ce1">
            <text:p>Processing: <text:s text:c="3"/>63 3283 1622.4 <text:s text:c="2"/>3090 <text:s text:c="3"/>5519</text:p>
          </table:table-cell>
          <table:table-cell office:value-type="string" table:style-name="ce1">
            <text:p>Processing: <text:s text:c="3"/>61 3554 2554.5 <text:s text:c="2"/>2931 <text:s text:c="3"/>7667</text:p>
          </table:table-cell>
          <table:table-cell office:value-type="string" table:style-name="ce1">
            <text:p>Processing: <text:s text:c="2"/>170 2541 1329.7 <text:s text:c="2"/>2887 <text:s text:c="3"/>65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60 3179 2296.7 <text:s text:c="2"/>2863 <text:s text:c="3"/>7436</text:p>
          </table:table-cell>
          <table:table-cell office:value-type="string" table:style-name="ce1">
            <text:p>Waiting: <text:s text:c="6"/>55 3276 1624.6 <text:s text:c="2"/>3090 <text:s text:c="3"/>5519</text:p>
          </table:table-cell>
          <table:table-cell office:value-type="string" table:style-name="ce1">
            <text:p>Waiting: <text:s text:c="6"/>61 3554 2554.1 <text:s text:c="2"/>2931 <text:s text:c="3"/>7667</text:p>
          </table:table-cell>
          <table:table-cell office:value-type="string" table:style-name="ce1">
            <text:p>Waiting: <text:s text:c="5"/>140 2533 1340.0 <text:s text:c="2"/>2887 <text:s text:c="3"/>65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65 3247 2270.0 <text:s text:c="2"/>2892 <text:s text:c="3"/>7441</text:p>
          </table:table-cell>
          <table:table-cell office:value-type="string" table:style-name="ce1">
            <text:p>Total: <text:s text:c="8"/>63 3441 1508.6 <text:s text:c="2"/>3118 <text:s text:c="3"/>5525</text:p>
          </table:table-cell>
          <table:table-cell office:value-type="string" table:style-name="ce1">
            <text:p>Total: <text:s text:c="8"/>64 3634 2514.4 <text:s text:c="2"/>2937 <text:s text:c="3"/>7671</text:p>
          </table:table-cell>
          <table:table-cell office:value-type="string" table:style-name="ce1">
            <text:p>Total: <text:s text:c="7"/>170 2778 1173.4 <text:s text:c="2"/>2918 <text:s text:c="3"/>6564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from 10 req/s to 89 req/s</text:p>
          </table:table-cell>
          <table:table-cell office:value-type="string" table:style-name="ce1">
            <text:p>from 7 req/s to 64 req/s</text:p>
          </table:table-cell>
          <table:table-cell office:value-type="string" table:style-name="ce1">
            <text:p>from 15 req/s to 74 req/s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apr_socket_recv: Connection reset by peer (104)</text:p>
          </table:table-cell>
          <table:table-cell office:value-type="string" table:style-name="ce1">
            <text:p>apr_socket_recv: Connection reset by peer (104)</text:p>
          </table:table-cell>
          <table:table-cell office:value-type="string" table:style-name="ce1">
            <text:p>apr_socket_recv: Connection reset by peer (104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o zmianie ustawień dotyczących ilości useró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7.608 seconds</text:p>
          </table:table-cell>
          <table:table-cell office:value-type="string" table:style-name="ce1">
            <text:p>Time taken for tests: <text:s text:c="2"/>51.860 seconds</text:p>
          </table:table-cell>
          <table:table-cell office:value-type="string" table:style-name="ce1">
            <text:p>Time taken for tests: <text:s text:c="2"/>7.204 seconds</text:p>
          </table:table-cell>
          <table:table-cell office:value-type="string" table:style-name="ce1">
            <text:p>Time taken for tests: <text:s text:c="2"/>33.788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ailed requests: <text:s text:c="7"/>0</text:p>
          </table:table-cell>
          <table:table-cell office:value-type="string" table:style-name="ce2">
            <text:p>Failed requests: <text:s text:c="7"/>71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<text:s text:c="3"/>(Connect: 0, Receive: 0, Length: 71, Exceptions: 0)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<text:s text:c="3"/>(Connect: 0, Receive: 0, Length: 1, Exceptions: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Total transferred: <text:s text:c="5"/>13072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Total transferred: <text:s text:c="5"/>151696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65.72 [#/sec] (mean)</text:p>
          </table:table-cell>
          <table:table-cell office:value-type="string" table:style-name="ce1">
            <text:p>HTML transferred: <text:s text:c="6"/>860 bytes</text:p>
          </table:table-cell>
          <table:table-cell office:value-type="string" table:style-name="ce2">
            <text:p>Requests per second: <text:s text:c="3"/>69.41 [#/sec] (mean)</text:p>
          </table:table-cell>
          <table:table-cell office:value-type="string" table:style-name="ce1">
            <text:p>HTML transferred: <text:s text:c="6"/>998 by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ime per request: <text:s text:c="6"/>7608.318 [ms] (mean)</text:p>
          </table:table-cell>
          <table:table-cell office:value-type="string" table:style-name="ce2">
            <text:p>Requests per second: <text:s text:c="3"/>9.64 [#/sec] (mean)</text:p>
          </table:table-cell>
          <table:table-cell office:value-type="string" table:style-name="ce1">
            <text:p>Time per request: <text:s text:c="6"/>7203.626 [ms] (mean)</text:p>
          </table:table-cell>
          <table:table-cell office:value-type="string" table:style-name="ce2">
            <text:p>Requests per second: <text:s text:c="3"/>14.80 [#/sec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5.217 [ms] (mean, across all concurrent requests)</text:p>
          </table:table-cell>
          <table:table-cell office:value-type="string" table:style-name="ce1">
            <text:p>Time per request: <text:s text:c="6"/>51860.489 [ms] (mean)</text:p>
          </table:table-cell>
          <table:table-cell office:value-type="string" table:style-name="ce1">
            <text:p>Time per request: <text:s text:c="6"/>14.407 [ms] (mean, across all concurrent requests)</text:p>
          </table:table-cell>
          <table:table-cell office:value-type="string" table:style-name="ce1">
            <text:p>Time per request: <text:s text:c="6"/>33788.365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19.51 [Kbytes/sec] received</text:p>
          </table:table-cell>
          <table:table-cell office:value-type="string" table:style-name="ce1">
            <text:p>Time per request: <text:s text:c="6"/>103.721 [ms] (mean, across all concurrent requests)</text:p>
          </table:table-cell>
          <table:table-cell office:value-type="string" table:style-name="ce1">
            <text:p>Transfer rate: <text:s text:c="9"/>20.61 [Kbytes/sec] received</text:p>
          </table:table-cell>
          <table:table-cell office:value-type="string" table:style-name="ce1">
            <text:p>Time per request: <text:s text:c="6"/>67.577 [ms] (mean, across all concurrent requests)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ransfer rate: <text:s text:c="9"/>2.46 [Kbytes/sec] received</text:p>
          </table:table-cell>
          <table:table-cell table:style-name="ce1"/>
          <table:table-cell office:value-type="string" table:style-name="ce1">
            <text:p>Transfer rate: <text:s text:c="9"/>4.38 [Kbytes/sec] receiv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ion Times (ms)</text:p>
          </table:table-cell>
          <table:table-cell table:style-name="ce1"/>
          <table:table-cell office:value-type="string" table:style-name="ce1">
            <text:p>Connection Times (m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2"/>73 223.6 <text:s text:c="5"/>6 <text:s text:c="3"/>1002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Connect: <text:s text:c="7"/>0 <text:s/>178 208.3 <text:s text:c="4"/>11 <text:s text:c="4"/>494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61 3172 2355.2 <text:s text:c="2"/>2362 <text:s text:c="3"/>7547</text:p>
          </table:table-cell>
          <table:table-cell office:value-type="string" table:style-name="ce1">
            <text:p>Connect: <text:s text:c="7"/>0 <text:s text:c="2"/>63 194.3 <text:s text:c="5"/>5 <text:s text:c="3"/>1000</text:p>
          </table:table-cell>
          <table:table-cell office:value-type="string" table:style-name="ce1">
            <text:p>Processing: <text:s text:c="3"/>77 3291 1677.7 <text:s text:c="2"/>3295 <text:s text:c="3"/>7126</text:p>
          </table:table-cell>
          <table:table-cell office:value-type="string" table:style-name="ce1">
            <text:p>Connect: <text:s text:c="7"/>0 <text:s/>217 229.3 <text:s text:c="4"/>33 <text:s text:c="4"/>5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55 3171 2355.0 <text:s text:c="2"/>2362 <text:s text:c="3"/>7547</text:p>
          </table:table-cell>
          <table:table-cell office:value-type="string" table:style-name="ce1">
            <text:p>Processing: <text:s text:c="3"/>93 15237 17287.9 <text:s/>16982 <text:s text:c="2"/>51767</text:p>
          </table:table-cell>
          <table:table-cell office:value-type="string" table:style-name="ce1">
            <text:p>Waiting: <text:s text:c="6"/>66 3282 1682.0 <text:s text:c="2"/>3250 <text:s text:c="3"/>7126</text:p>
          </table:table-cell>
          <table:table-cell office:value-type="string" table:style-name="ce1">
            <text:p>Processing: <text:s text:c="2"/>198 11281 12740.1 <text:s text:c="2"/>2339 <text:s text:c="2"/>335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61 3245 2319.1 <text:s text:c="2"/>2862 <text:s text:c="3"/>7551</text:p>
          </table:table-cell>
          <table:table-cell office:value-type="string" table:style-name="ce1">
            <text:p>Waiting: <text:s text:c="7"/>0 11861 17604.7 <text:s text:c="2"/>1657 <text:s text:c="2"/>51767</text:p>
          </table:table-cell>
          <table:table-cell office:value-type="string" table:style-name="ce1">
            <text:p>Total: <text:s text:c="8"/>77 3468 1555.4 <text:s text:c="2"/>3305 <text:s text:c="3"/>7133</text:p>
          </table:table-cell>
          <table:table-cell office:value-type="string" table:style-name="ce1">
            <text:p>Waiting: <text:s text:c="5"/>165 11235 12743.4 <text:s text:c="2"/>2338 <text:s text:c="2"/>3358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otal: <text:s text:c="8"/>93 15300 17241.0 <text:s/>16988 <text:s text:c="2"/>51771</text:p>
          </table:table-cell>
          <table:table-cell table:style-name="ce1"/>
          <table:table-cell office:value-type="string" table:style-name="ce1">
            <text:p>Total: <text:s text:c="7"/>198 11498 12593.0 <text:s text:c="2"/>2372 <text:s text:c="2"/>33613</text:p>
          </table:table-cell>
          <table:table-cell table:number-columns-repeated="16380"/>
        </table:table-row>
        <table:table-row table:number-rows-repeated="1048515" table:style-name="ro1">
          <table:table-cell table:number-columns-repeated="16384"/>
        </table:table-row>
      </table:table>
      <table:table table:name="dedyk_n5000_c500_p" table:style-name="ta2"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b -n5000 -c500 http://ssd.kredyty-chwilowki.pl/pp/rabbitmq_doctrine/web/doctrineMyisam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erver Hostname: <text:s text:c="7"/>ab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erver Port: <text:s text:c="11"/>8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Document Path: <text:s text:c="9"/>/pp/rabbitmq_doctrine/web/doctrin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ocument Length: <text:s text:c="7"/>2 byt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oncurrency Level: <text:s text:c="5"/>5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ime taken for tests: <text:s text:c="2"/>54.757 second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mplete requests: <text:s text:c="5"/>50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iled requests: <text:s text:c="7"/>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3"/>(Connect: 0, Receive: 0, Length: 3, Exceptions: 0)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Write errors: <text:s text:c="10"/>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otal transferred: <text:s text:c="5"/>1519088 byt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HTML transferred: <text:s text:c="6"/>9994 byt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equests per second: <text:s text:c="3"/>91.31 [#/sec] (mean)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ime per request: <text:s text:c="6"/>5475.733 [ms] (mean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ime per request: <text:s text:c="6"/>10.951 [ms] (mean, across all concurrent requests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ransfer rate: <text:s text:c="9"/>27.09 [Kbytes/sec] receive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onnection Times (ms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onnect: <text:s text:c="7"/>0 <text:s/>123 538.5 <text:s text:c="5"/>0 <text:s text:c="3"/>70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r_socket_recv: Connection reset by peer (104)</text:p>
          </table:table-cell>
          <table:table-cell office:value-type="string" table:style-name="ce1">
            <text:p>Processing: <text:s text:c="3"/>62 5186 7811.5 <text:s text:c="2"/>3807 <text:s text:c="2"/>54694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Waiting: <text:s text:c="7"/>0 5136 7727.6 <text:s text:c="2"/>3787 <text:s text:c="2"/>54694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otal: <text:s text:c="8"/>62 5309 7808.8 <text:s text:c="2"/>3832 <text:s text:c="2"/>547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apr_socket_recv: Connection reset by peer (104)</text:p>
          </table:table-cell>
          <table:table-cell office:value-type="string" table:style-name="ce1">
            <text:p>apr_socket_recv: Connection reset by peer (104)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apr_pollset_poll: The timeout specified has expired (70007)</text:p>
          </table:table-cell>
          <table:table-cell office:value-type="string" table:style-name="ce3">
            <text:p>apr_pollset_poll: The timeout specified has expired (70007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 zmianie ustawień dotyczących ilości userów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64.233 seconds</text:p>
          </table:table-cell>
          <table:table-cell office:value-type="string" table:style-name="ce1">
            <text:p>Time taken for tests: <text:s text:c="2"/>54.719 seconds</text:p>
          </table:table-cell>
          <table:table-cell office:value-type="string" table:style-name="ce1">
            <text:p>Time taken for tests: <text:s text:c="2"/>54.041 seconds</text:p>
          </table:table-cell>
          <table:table-cell office:value-type="string" table:style-name="ce1">
            <text:p>Time taken for tests: <text:s text:c="2"/>46.077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Failed requests: <text:s text:c="7"/>135</text:p>
          </table:table-cell>
          <table:table-cell office:value-type="string" table:style-name="ce2">
            <text:p>Failed requests: <text:s text:c="7"/>88</text:p>
          </table:table-cell>
          <table:table-cell office:value-type="string" table:style-name="ce2">
            <text:p>Failed requests: <text:s text:c="7"/>741</text:p>
          </table:table-cell>
          <table:table-cell office:value-type="string" table:style-name="ce2">
            <text:p>Failed requests: <text:s text:c="7"/>13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(Connect: 0, Receive: 0, Length: 135, Exceptions: 0)</text:p>
          </table:table-cell>
          <table:table-cell office:value-type="string" table:style-name="ce1">
            <text:p><text:s text:c="3"/>(Connect: 0, Receive: 0, Length: 88, Exceptions: 0)</text:p>
          </table:table-cell>
          <table:table-cell office:value-type="string" table:style-name="ce1">
            <text:p><text:s text:c="3"/>(Connect: 0, Receive: 0, Length: 741, Exceptions: 0)</text:p>
          </table:table-cell>
          <table:table-cell office:value-type="string" table:style-name="ce1">
            <text:p><text:s text:c="3"/>(Connect: 0, Receive: 0, Length: 1378, Exceptions: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478960 bytes</text:p>
          </table:table-cell>
          <table:table-cell office:value-type="string" table:style-name="ce1">
            <text:p>Non-2xx responses: <text:s text:c="5"/>44</text:p>
          </table:table-cell>
          <table:table-cell office:value-type="string" table:style-name="ce1">
            <text:p>Non-2xx responses: <text:s text:c="5"/>741</text:p>
          </table:table-cell>
          <table:table-cell office:value-type="string" table:style-name="ce1">
            <text:p>Non-2xx responses: <text:s text:c="5"/>13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9730 bytes</text:p>
          </table:table-cell>
          <table:table-cell office:value-type="string" table:style-name="ce1">
            <text:p>Total transferred: <text:s text:c="5"/>1529592 bytes</text:p>
          </table:table-cell>
          <table:table-cell office:value-type="string" table:style-name="ce1">
            <text:p>Total transferred: <text:s text:c="5"/>1906802 bytes</text:p>
          </table:table-cell>
          <table:table-cell office:value-type="string" table:style-name="ce1">
            <text:p>Total transferred: <text:s text:c="5"/>2239316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77.84 [#/sec] (mean)</text:p>
          </table:table-cell>
          <table:table-cell office:value-type="string" table:style-name="ce1">
            <text:p>HTML transferred: <text:s text:c="6"/>31604 bytes</text:p>
          </table:table-cell>
          <table:table-cell office:value-type="string" table:style-name="ce1">
            <text:p>HTML transferred: <text:s text:c="6"/>375313 bytes</text:p>
          </table:table-cell>
          <table:table-cell office:value-type="string" table:style-name="ce1">
            <text:p>HTML transferred: <text:s text:c="6"/>689354 byt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ime per request: <text:s text:c="6"/>6423.251 [ms] (mean)</text:p>
          </table:table-cell>
          <table:table-cell office:value-type="string" table:style-name="ce2">
            <text:p>Requests per second: <text:s text:c="3"/>91.38 [#/sec] (mean)</text:p>
          </table:table-cell>
          <table:table-cell office:value-type="string" table:style-name="ce2">
            <text:p>Requests per second: <text:s text:c="3"/>92.52 [#/sec] (mean)</text:p>
          </table:table-cell>
          <table:table-cell office:value-type="string" table:style-name="ce2">
            <text:p>Requests per second: <text:s text:c="3"/>108.51 [#/sec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2.847 [ms] (mean, across all concurrent requests)</text:p>
          </table:table-cell>
          <table:table-cell office:value-type="string" table:style-name="ce1">
            <text:p>Time per request: <text:s text:c="6"/>5471.855 [ms] (mean)</text:p>
          </table:table-cell>
          <table:table-cell office:value-type="string" table:style-name="ce1">
            <text:p>Time per request: <text:s text:c="6"/>5404.095 [ms] (mean)</text:p>
          </table:table-cell>
          <table:table-cell office:value-type="string" table:style-name="ce1">
            <text:p>Time per request: <text:s text:c="6"/>4607.703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2.49 [Kbytes/sec] received</text:p>
          </table:table-cell>
          <table:table-cell office:value-type="string" table:style-name="ce1">
            <text:p>Time per request: <text:s text:c="6"/>10.944 [ms] (mean, across all concurrent requests)</text:p>
          </table:table-cell>
          <table:table-cell office:value-type="string" table:style-name="ce1">
            <text:p>Time per request: <text:s text:c="6"/>10.808 [ms] (mean, across all concurrent requests)</text:p>
          </table:table-cell>
          <table:table-cell office:value-type="string" table:style-name="ce1">
            <text:p>Time per request: <text:s text:c="6"/>9.215 [ms] (mean, across all concurrent requests)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ransfer rate: <text:s text:c="9"/>27.30 [Kbytes/sec] received</text:p>
          </table:table-cell>
          <table:table-cell office:value-type="string" table:style-name="ce1">
            <text:p>Transfer rate: <text:s text:c="9"/>34.46 [Kbytes/sec] received</text:p>
          </table:table-cell>
          <table:table-cell office:value-type="string" table:style-name="ce1">
            <text:p>Transfer rate: <text:s text:c="9"/>47.46 [Kbytes/sec] receiv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ion Times (m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2"/>33 155.4 <text:s text:c="5"/>0 <text:s text:c="3"/>3005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64 5375 10354.2 <text:s text:c="2"/>3346 <text:s text:c="2"/>64167</text:p>
          </table:table-cell>
          <table:table-cell office:value-type="string" table:style-name="ce1">
            <text:p>Connect: <text:s text:c="7"/>0 <text:s text:c="2"/>43 196.5 <text:s text:c="5"/>0 <text:s text:c="3"/>1606</text:p>
          </table:table-cell>
          <table:table-cell office:value-type="string" table:style-name="ce1">
            <text:p>Connect: <text:s text:c="7"/>0 <text:s/>105 306.8 <text:s text:c="5"/>0 <text:s text:c="3"/>1422</text:p>
          </table:table-cell>
          <table:table-cell office:value-type="string" table:style-name="ce1">
            <text:p>Connect: <text:s text:c="7"/>0 <text:s text:c="2"/>46 210.8 <text:s text:c="5"/>0 <text:s text:c="3"/>13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7"/>0 3963 6934.5 <text:s text:c="2"/>3314 <text:s text:c="2"/>64167</text:p>
          </table:table-cell>
          <table:table-cell office:value-type="string" table:style-name="ce1">
            <text:p>Processing: <text:s text:c="3"/>77 5342 4428.1 <text:s text:c="2"/>4962 <text:s text:c="2"/>52187</text:p>
          </table:table-cell>
          <table:table-cell office:value-type="string" table:style-name="ce1">
            <text:p>Processing: <text:s text:c="3"/>68 5217 514.0 <text:s text:c="2"/>5313 <text:s text:c="3"/>7977</text:p>
          </table:table-cell>
          <table:table-cell office:value-type="string" table:style-name="ce1">
            <text:p>Processing: <text:s text:c="2"/>139 4285 1119.7 <text:s text:c="2"/>4378 <text:s text:c="2"/>297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64 5409 10348.8 <text:s text:c="2"/>3358 <text:s text:c="2"/>64175</text:p>
          </table:table-cell>
          <table:table-cell office:value-type="string" table:style-name="ce1">
            <text:p>Waiting: <text:s text:c="7"/>0 4803 843.0 <text:s text:c="2"/>4864 <text:s text:c="3"/>8419</text:p>
          </table:table-cell>
          <table:table-cell office:value-type="string" table:style-name="ce1">
            <text:p>Waiting: <text:s text:c="6"/>55 5128 491.9 <text:s text:c="2"/>5235 <text:s text:c="3"/>7976</text:p>
          </table:table-cell>
          <table:table-cell office:value-type="string" table:style-name="ce1">
            <text:p>Waiting: <text:s text:c="5"/>125 4277 1116.0 <text:s text:c="2"/>4371 <text:s text:c="2"/>29719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otal: <text:s text:c="8"/>77 5385 4420.4 <text:s text:c="2"/>4977 <text:s text:c="2"/>52202</text:p>
          </table:table-cell>
          <table:table-cell office:value-type="string" table:style-name="ce1">
            <text:p>Total: <text:s text:c="8"/>68 5322 538.5 <text:s text:c="2"/>5382 <text:s text:c="3"/>7977</text:p>
          </table:table-cell>
          <table:table-cell office:value-type="string" table:style-name="ce1">
            <text:p>Total: <text:s text:c="7"/>140 4331 1195.1 <text:s text:c="2"/>4390 <text:s text:c="2"/>29719</text:p>
          </table:table-cell>
          <table:table-cell table:number-columns-repeated="16380"/>
        </table:table-row>
        <table:table-row table:number-rows-repeated="1048517" table:style-name="ro1">
          <table:table-cell table:number-columns-repeated="16384"/>
        </table:table-row>
      </table:table>
      <table:table table:name="dedyk_n500_c10_e" table:style-name="ta2">
        <table:table-column table:style-name="co4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app.php/doctrineMyisam</text:p>
          </table:table-cell>
          <table:table-cell office:value-type="string" table:style-name="ce1">
            <text:p>Document Path: <text:s text:c="9"/>/pp/rabbitmq_doctrine/web/app.php/doctrine</text:p>
          </table:table-cell>
          <table:table-cell office:value-type="string" table:style-name="ce1">
            <text:p>Document Path: <text:s text:c="9"/>/pp/rabbitmq_doctrine/web/app.php/doctrineTransaction</text:p>
          </table:table-cell>
          <table:table-cell office:value-type="string" table:style-name="ce1">
            <text:p>Document Path: <text:s text:c="9"/>/pp/rabbitmq_doctrine/web/app.php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6.370 seconds</text:p>
          </table:table-cell>
          <table:table-cell office:value-type="string" table:style-name="ce1">
            <text:p>Time taken for tests: <text:s text:c="2"/>6.242 seconds</text:p>
          </table:table-cell>
          <table:table-cell office:value-type="string" table:style-name="ce1">
            <text:p>Time taken for tests: <text:s text:c="2"/>6.247 seconds</text:p>
          </table:table-cell>
          <table:table-cell office:value-type="string" table:style-name="ce1">
            <text:p>Time taken for tests: <text:s text:c="2"/>7.710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78.49 [#/sec] (mean)</text:p>
          </table:table-cell>
          <table:table-cell office:value-type="string" table:style-name="ce2">
            <text:p>Requests per second: <text:s text:c="3"/>80.11 [#/sec] (mean)</text:p>
          </table:table-cell>
          <table:table-cell office:value-type="string" table:style-name="ce2">
            <text:p>Requests per second: <text:s text:c="3"/>80.04 [#/sec] (mean)</text:p>
          </table:table-cell>
          <table:table-cell office:value-type="string" table:style-name="ce2">
            <text:p>Requests per second: <text:s text:c="3"/>64.85 [#/sec] (mean)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Time per request: <text:s text:c="6"/>127.404 [ms] (mean)</text:p>
          </table:table-cell>
          <table:table-cell office:value-type="string" table:style-name="ce1">
            <text:p>Time per request: <text:s text:c="6"/>124.834 [ms] (mean)</text:p>
          </table:table-cell>
          <table:table-cell office:value-type="string" table:style-name="ce1">
            <text:p>Time per request: <text:s text:c="6"/>124.936 [ms] (mean)</text:p>
          </table:table-cell>
          <table:table-cell office:value-type="string" table:style-name="ce1">
            <text:p>Time per request: <text:s text:c="6"/>154.197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2.740 [ms] (mean, across all concurrent requests)</text:p>
          </table:table-cell>
          <table:table-cell office:value-type="string" table:style-name="ce1">
            <text:p>Time per request: <text:s text:c="6"/>12.483 [ms] (mean, across all concurrent requests)</text:p>
          </table:table-cell>
          <table:table-cell office:value-type="string" table:style-name="ce1">
            <text:p>Time per request: <text:s text:c="6"/>12.494 [ms] (mean, across all concurrent requests)</text:p>
          </table:table-cell>
          <table:table-cell office:value-type="string" table:style-name="ce1">
            <text:p>Time per request: <text:s text:c="6"/>15.420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3.30 [Kbytes/sec] received</text:p>
          </table:table-cell>
          <table:table-cell office:value-type="string" table:style-name="ce1">
            <text:p>Transfer rate: <text:s text:c="9"/>23.78 [Kbytes/sec] received</text:p>
          </table:table-cell>
          <table:table-cell office:value-type="string" table:style-name="ce1">
            <text:p>Transfer rate: <text:s text:c="9"/>23.76 [Kbytes/sec] received</text:p>
          </table:table-cell>
          <table:table-cell office:value-type="string" table:style-name="ce1">
            <text:p>Transfer rate: <text:s text:c="9"/>19.25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72 <text:s/>125 <text:s/>36.9 <text:s text:c="3"/>112 <text:s text:c="4"/>272</text:p>
          </table:table-cell>
          <table:table-cell office:value-type="string" table:style-name="ce1">
            <text:p>Processing: <text:s text:c="3"/>64 <text:s/>123 <text:s/>31.1 <text:s text:c="3"/>113 <text:s text:c="4"/>283</text:p>
          </table:table-cell>
          <table:table-cell office:value-type="string" table:style-name="ce1">
            <text:p>Processing: <text:s text:c="3"/>62 <text:s/>123 <text:s/>34.5 <text:s text:c="3"/>111 <text:s text:c="4"/>274</text:p>
          </table:table-cell>
          <table:table-cell office:value-type="string" table:style-name="ce1">
            <text:p>Processing: <text:s text:c="2"/>128 <text:s/>150 <text:s/>10.8 <text:s text:c="3"/>149 <text:s text:c="4"/>1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72 <text:s/>125 <text:s/>36.9 <text:s text:c="3"/>112 <text:s text:c="4"/>272</text:p>
          </table:table-cell>
          <table:table-cell office:value-type="string" table:style-name="ce1">
            <text:p>Waiting: <text:s text:c="6"/>64 <text:s/>123 <text:s/>31.1 <text:s text:c="3"/>113 <text:s text:c="4"/>283</text:p>
          </table:table-cell>
          <table:table-cell office:value-type="string" table:style-name="ce1">
            <text:p>Waiting: <text:s text:c="6"/>62 <text:s/>123 <text:s/>34.5 <text:s text:c="3"/>111 <text:s text:c="4"/>274</text:p>
          </table:table-cell>
          <table:table-cell office:value-type="string" table:style-name="ce1">
            <text:p>Waiting: <text:s text:c="5"/>128 <text:s/>150 <text:s/>10.7 <text:s text:c="3"/>149 <text:s text:c="4"/>1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72 <text:s/>125 <text:s/>36.9 <text:s text:c="3"/>112 <text:s text:c="4"/>272</text:p>
          </table:table-cell>
          <table:table-cell office:value-type="string" table:style-name="ce1">
            <text:p>Total: <text:s text:c="8"/>64 <text:s/>123 <text:s/>31.1 <text:s text:c="3"/>113 <text:s text:c="4"/>283</text:p>
          </table:table-cell>
          <table:table-cell office:value-type="string" table:style-name="ce1">
            <text:p>Total: <text:s text:c="8"/>63 <text:s/>123 <text:s/>34.5 <text:s text:c="3"/>111 <text:s text:c="4"/>274</text:p>
          </table:table-cell>
          <table:table-cell office:value-type="string" table:style-name="ce1">
            <text:p>Total: <text:s text:c="7"/>128 <text:s/>150 <text:s/>10.8 <text:s text:c="3"/>149 <text:s text:c="4"/>192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7.529 seconds</text:p>
          </table:table-cell>
          <table:table-cell office:value-type="string" table:style-name="ce1">
            <text:p>Time taken for tests: <text:s text:c="2"/>7.213 seconds</text:p>
          </table:table-cell>
          <table:table-cell office:value-type="string" table:style-name="ce1">
            <text:p>Time taken for tests: <text:s text:c="2"/>7.630 seconds</text:p>
          </table:table-cell>
          <table:table-cell office:value-type="string" table:style-name="ce1">
            <text:p>Time taken for tests: <text:s text:c="2"/>7.734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quests per second: <text:s text:c="3"/>66.41 [#/sec] (mean)</text:p>
          </table:table-cell>
          <table:table-cell office:value-type="string" table:style-name="ce1">
            <text:p>Requests per second: <text:s text:c="3"/>69.32 [#/sec] (mean)</text:p>
          </table:table-cell>
          <table:table-cell office:value-type="string" table:style-name="ce1">
            <text:p>Requests per second: <text:s text:c="3"/>65.53 [#/sec] (mean)</text:p>
          </table:table-cell>
          <table:table-cell office:value-type="string" table:style-name="ce1">
            <text:p>Requests per second: <text:s text:c="3"/>64.65 [#/sec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50.576 [ms] (mean)</text:p>
          </table:table-cell>
          <table:table-cell office:value-type="string" table:style-name="ce1">
            <text:p>Time per request: <text:s text:c="6"/>144.250 [ms] (mean)</text:p>
          </table:table-cell>
          <table:table-cell office:value-type="string" table:style-name="ce1">
            <text:p>Time per request: <text:s text:c="6"/>152.598 [ms] (mean)</text:p>
          </table:table-cell>
          <table:table-cell office:value-type="string" table:style-name="ce1">
            <text:p>Time per request: <text:s text:c="6"/>154.675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5.058 [ms] (mean, across all concurrent requests)</text:p>
          </table:table-cell>
          <table:table-cell office:value-type="string" table:style-name="ce1">
            <text:p>Time per request: <text:s text:c="6"/>14.425 [ms] (mean, across all concurrent requests)</text:p>
          </table:table-cell>
          <table:table-cell office:value-type="string" table:style-name="ce1">
            <text:p>Time per request: <text:s text:c="6"/>15.260 [ms] (mean, across all concurrent requests)</text:p>
          </table:table-cell>
          <table:table-cell office:value-type="string" table:style-name="ce1">
            <text:p>Time per request: <text:s text:c="6"/>15.468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19.72 [Kbytes/sec] received</text:p>
          </table:table-cell>
          <table:table-cell office:value-type="string" table:style-name="ce1">
            <text:p>Transfer rate: <text:s text:c="9"/>20.58 [Kbytes/sec] received</text:p>
          </table:table-cell>
          <table:table-cell office:value-type="string" table:style-name="ce1">
            <text:p>Transfer rate: <text:s text:c="9"/>19.45 [Kbytes/sec] received</text:p>
          </table:table-cell>
          <table:table-cell office:value-type="string" table:style-name="ce1">
            <text:p>Transfer rate: <text:s text:c="9"/>19.19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2 <text:s text:c="5"/>0 <text:s text:c="6"/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69 <text:s/>148 <text:s/>45.3 <text:s text:c="3"/>163 <text:s text:c="4"/>273</text:p>
          </table:table-cell>
          <table:table-cell office:value-type="string" table:style-name="ce1">
            <text:p>Processing: <text:s text:c="3"/>70 <text:s/>142 <text:s/>41.5 <text:s text:c="3"/>154 <text:s text:c="4"/>259</text:p>
          </table:table-cell>
          <table:table-cell office:value-type="string" table:style-name="ce1">
            <text:p>Processing: <text:s text:c="3"/>66 <text:s/>150 <text:s/>38.1 <text:s text:c="3"/>162 <text:s text:c="4"/>272</text:p>
          </table:table-cell>
          <table:table-cell office:value-type="string" table:style-name="ce1">
            <text:p>Processing: <text:s text:c="2"/>129 <text:s/>151 <text:s/>14.1 <text:s text:c="3"/>149 <text:s text:c="4"/>2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69 <text:s/>148 <text:s/>45.3 <text:s text:c="3"/>163 <text:s text:c="4"/>273</text:p>
          </table:table-cell>
          <table:table-cell office:value-type="string" table:style-name="ce1">
            <text:p>Waiting: <text:s text:c="6"/>70 <text:s/>142 <text:s/>41.5 <text:s text:c="3"/>154 <text:s text:c="4"/>259</text:p>
          </table:table-cell>
          <table:table-cell office:value-type="string" table:style-name="ce1">
            <text:p>Waiting: <text:s text:c="6"/>66 <text:s/>150 <text:s/>38.1 <text:s text:c="3"/>162 <text:s text:c="4"/>272</text:p>
          </table:table-cell>
          <table:table-cell office:value-type="string" table:style-name="ce1">
            <text:p>Waiting: <text:s text:c="5"/>129 <text:s/>151 <text:s/>14.1 <text:s text:c="3"/>149 <text:s text:c="4"/>2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69 <text:s/>148 <text:s/>45.3 <text:s text:c="3"/>163 <text:s text:c="4"/>273</text:p>
          </table:table-cell>
          <table:table-cell office:value-type="string" table:style-name="ce1">
            <text:p>Total: <text:s text:c="8"/>70 <text:s/>142 <text:s/>41.5 <text:s text:c="3"/>154 <text:s text:c="4"/>259</text:p>
          </table:table-cell>
          <table:table-cell office:value-type="string" table:style-name="ce1">
            <text:p>Total: <text:s text:c="8"/>66 <text:s/>150 <text:s/>38.1 <text:s text:c="3"/>162 <text:s text:c="4"/>272</text:p>
          </table:table-cell>
          <table:table-cell office:value-type="string" table:style-name="ce1">
            <text:p>Total: <text:s text:c="7"/>129 <text:s/>151 <text:s/>14.2 <text:s text:c="3"/>149 <text:s text:c="4"/>242</text:p>
          </table:table-cell>
          <table:table-cell table:number-columns-repeated="16380"/>
        </table:table-row>
        <table:table-row table:number-rows-repeated="1048521" table:style-name="ro1">
          <table:table-cell table:number-columns-repeated="16384"/>
        </table:table-row>
      </table:table>
      <table:table table:name="dedyk_n500_c500_e" table:style-name="ta3">
        <table:table-column table:style-name="co12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app.php/doctrineMyisam</text:p>
          </table:table-cell>
          <table:table-cell office:value-type="string" table:style-name="ce1">
            <text:p>Document Path: <text:s text:c="9"/>/pp/rabbitmq_doctrine/web/app.php/doctrine</text:p>
          </table:table-cell>
          <table:table-cell office:value-type="string" table:style-name="ce1">
            <text:p>Document Path: <text:s text:c="9"/>/pp/rabbitmq_doctrine/web/app.php/doctrineTransaction</text:p>
          </table:table-cell>
          <table:table-cell office:value-type="string" table:style-name="ce1">
            <text:p>Document Path: <text:s text:c="9"/>/pp/rabbitmq_doctrine/web/app.php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51.484 seconds</text:p>
          </table:table-cell>
          <table:table-cell office:value-type="string" table:style-name="ce1">
            <text:p>Time taken for tests: <text:s text:c="2"/>7.419 seconds</text:p>
          </table:table-cell>
          <table:table-cell office:value-type="string" table:style-name="ce1">
            <text:p>Time taken for tests: <text:s text:c="2"/>35.132 seconds</text:p>
          </table:table-cell>
          <table:table-cell office:value-type="string" table:style-name="ce1">
            <text:p>Time taken for tests: <text:s text:c="2"/>35.526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1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(Connect: 0, Receive: 0, Length: 10, Exceptions: 0)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<text:s text:c="3"/>(Connect: 0, Receive: 0, Length: 1, Exceptions: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4896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Total transferred: <text:s text:c="5"/>151696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HTML transferred: <text:s text:c="6"/>980 bytes</text:p>
          </table:table-cell>
          <table:table-cell office:value-type="string" table:style-name="ce2">
            <text:p>Requests per second: <text:s text:c="3"/>67.39 [#/sec] (mean)</text:p>
          </table:table-cell>
          <table:table-cell office:value-type="string" table:style-name="ce2">
            <text:p>Requests per second: <text:s text:c="3"/>14.23 [#/sec] (mean)</text:p>
          </table:table-cell>
          <table:table-cell office:value-type="string" table:style-name="ce2">
            <text:p>HTML transferred: <text:s text:c="6"/>998 bytes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Requests per second: <text:s text:c="3"/>9.71 [#/sec] (mean)</text:p>
          </table:table-cell>
          <table:table-cell office:value-type="string" table:style-name="ce2">
            <text:p>Time per request: <text:s text:c="6"/>7419.171 [ms] (mean)</text:p>
          </table:table-cell>
          <table:table-cell office:value-type="string" table:style-name="ce2">
            <text:p>Time per request: <text:s text:c="6"/>35132.392 [ms] (mean)</text:p>
          </table:table-cell>
          <table:table-cell office:value-type="string" table:style-name="ce2">
            <text:p>Requests per second: <text:s text:c="3"/>14.07 [#/sec] (mean)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Time per request: <text:s text:c="6"/>51483.621 [ms] (mean)</text:p>
          </table:table-cell>
          <table:table-cell office:value-type="string" table:style-name="ce1">
            <text:p>Time per request: <text:s text:c="6"/>14.838 [ms] (mean, across all concurrent requests)</text:p>
          </table:table-cell>
          <table:table-cell office:value-type="string" table:style-name="ce1">
            <text:p>Time per request: <text:s text:c="6"/>70.265 [ms] (mean, across all concurrent requests)</text:p>
          </table:table-cell>
          <table:table-cell office:value-type="string" table:style-name="ce1">
            <text:p>Time per request: <text:s text:c="6"/>35525.949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02.967 [ms] (mean, across all concurrent requests)</text:p>
          </table:table-cell>
          <table:table-cell office:value-type="string" table:style-name="ce1">
            <text:p>Transfer rate: <text:s text:c="9"/>20.01 [Kbytes/sec] received</text:p>
          </table:table-cell>
          <table:table-cell office:value-type="string" table:style-name="ce1">
            <text:p>Transfer rate: <text:s text:c="9"/>4.23 [Kbytes/sec] received</text:p>
          </table:table-cell>
          <table:table-cell office:value-type="string" table:style-name="ce1">
            <text:p>Time per request: <text:s text:c="6"/>71.052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.83 [Kbytes/sec] received</text:p>
          </table:table-cell>
          <table:table-cell table:number-columns-repeated="2" table:style-name="ce1"/>
          <table:table-cell office:value-type="string" table:style-name="ce1">
            <text:p>Transfer rate: <text:s text:c="9"/>4.17 [Kbytes/sec] received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Connect: <text:s text:c="7"/>0 <text:s text:c="2"/>87 <text:s/>89.2 <text:s text:c="5"/>7 <text:s text:c="4"/>201</text:p>
          </table:table-cell>
          <table:table-cell office:value-type="string" table:style-name="ce1">
            <text:p>Connect: <text:s text:c="7"/>0 <text:s text:c="2"/>55 217.6 <text:s text:c="5"/>5 <text:s text:c="3"/>1002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2"/>49 204.6 <text:s text:c="5"/>5 <text:s text:c="3"/>1001</text:p>
          </table:table-cell>
          <table:table-cell office:value-type="string" table:style-name="ce1">
            <text:p>Processing: <text:s text:c="3"/>76 5408 1615.2 <text:s text:c="2"/>6038 <text:s text:c="3"/>7341</text:p>
          </table:table-cell>
          <table:table-cell office:value-type="string" table:style-name="ce1">
            <text:p>Processing: <text:s text:c="3"/>77 7293 6691.4 <text:s text:c="2"/>3987 <text:s text:c="2"/>35054</text:p>
          </table:table-cell>
          <table:table-cell office:value-type="string" table:style-name="ce1">
            <text:p>Connect: <text:s text:c="7"/>0 <text:s/>104 300.0 <text:s text:c="5"/>4 <text:s text:c="3"/>1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73 10657 11224.8 <text:s text:c="2"/>3751 <text:s text:c="2"/>51410</text:p>
          </table:table-cell>
          <table:table-cell office:value-type="string" table:style-name="ce1">
            <text:p>Waiting: <text:s text:c="6"/>69 5399 1619.5 <text:s text:c="2"/>6038 <text:s text:c="3"/>7341</text:p>
          </table:table-cell>
          <table:table-cell office:value-type="string" table:style-name="ce1">
            <text:p>Waiting: <text:s text:c="6"/>71 7291 6691.8 <text:s text:c="2"/>3987 <text:s text:c="2"/>35054</text:p>
          </table:table-cell>
          <table:table-cell office:value-type="string" table:style-name="ce1">
            <text:p>Processing: <text:s text:c="2"/>140 8319 9231.0 <text:s text:c="2"/>5933 <text:s text:c="2"/>353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7"/>0 9630 9707.4 <text:s text:c="2"/>3657 <text:s text:c="2"/>27134</text:p>
          </table:table-cell>
          <table:table-cell office:value-type="string" table:style-name="ce1">
            <text:p>Total: <text:s text:c="8"/>76 5495 1575.5 <text:s text:c="2"/>6117 <text:s text:c="3"/>7348</text:p>
          </table:table-cell>
          <table:table-cell office:value-type="string" table:style-name="ce1">
            <text:p>Total: <text:s text:c="8"/>77 7348 6662.5 <text:s text:c="2"/>4021 <text:s text:c="2"/>35058</text:p>
          </table:table-cell>
          <table:table-cell office:value-type="string" table:style-name="ce1">
            <text:p>Waiting: <text:s text:c="7"/>0 8274 9218.7 <text:s text:c="2"/>5930 <text:s text:c="2"/>353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73 10705 11197.3 <text:s text:c="2"/>4063 <text:s text:c="2"/>51414</text:p>
          </table:table-cell>
          <table:table-cell table:number-columns-repeated="2" table:style-name="ce1"/>
          <table:table-cell office:value-type="string" table:style-name="ce1">
            <text:p>Total: <text:s text:c="7"/>140 8422 9169.1 <text:s text:c="2"/>5939 <text:s text:c="2"/>35389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pr_pollset_poll: The timeout specified has expired (70007)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7.315 seconds</text:p>
          </table:table-cell>
          <table:table-cell office:value-type="string" table:style-name="ce1">
            <text:p>Time taken for tests: <text:s text:c="2"/>36.097 seconds</text:p>
          </table:table-cell>
          <table:table-cell office:value-type="string" table:style-name="ce1">
            <text:p>Time taken for tests: <text:s text:c="2"/>7.208 seconds</text:p>
          </table:table-cell>
          <table:table-cell office:value-type="string" table:style-name="ce1">
            <text:p>Time taken for tests: <text:s text:c="2"/>6.715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1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<text:s text:c="3"/>(Connect: 0, Receive: 0, Length: 1, Exceptions: 0)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Total transferred: <text:s text:c="5"/>151696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quests per second: <text:s text:c="3"/>68.35 [#/sec] (mean)</text:p>
          </table:table-cell>
          <table:table-cell office:value-type="string" table:style-name="ce1">
            <text:p>HTML transferred: <text:s text:c="6"/>998 bytes</text:p>
          </table:table-cell>
          <table:table-cell office:value-type="string" table:style-name="ce1">
            <text:p>Requests per second: <text:s text:c="3"/>69.36 [#/sec] (mean)</text:p>
          </table:table-cell>
          <table:table-cell office:value-type="string" table:style-name="ce1">
            <text:p>Requests per second: <text:s text:c="3"/>74.46 [#/sec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7315.171 [ms] (mean)</text:p>
          </table:table-cell>
          <table:table-cell office:value-type="string" table:style-name="ce1">
            <text:p>Requests per second: <text:s text:c="3"/>13.85 [#/sec] (mean)</text:p>
          </table:table-cell>
          <table:table-cell office:value-type="string" table:style-name="ce1">
            <text:p>Time per request: <text:s text:c="6"/>7208.335 [ms] (mean)</text:p>
          </table:table-cell>
          <table:table-cell office:value-type="string" table:style-name="ce1">
            <text:p>Time per request: <text:s text:c="6"/>6714.599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4.630 [ms] (mean, across all concurrent requests)</text:p>
          </table:table-cell>
          <table:table-cell office:value-type="string" table:style-name="ce1">
            <text:p>Time per request: <text:s text:c="6"/>36096.676 [ms] (mean)</text:p>
          </table:table-cell>
          <table:table-cell office:value-type="string" table:style-name="ce1">
            <text:p>Time per request: <text:s text:c="6"/>14.417 [ms] (mean, across all concurrent requests)</text:p>
          </table:table-cell>
          <table:table-cell office:value-type="string" table:style-name="ce1">
            <text:p>Time per request: <text:s text:c="6"/>13.429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0.29 [Kbytes/sec] received</text:p>
          </table:table-cell>
          <table:table-cell office:value-type="string" table:style-name="ce1">
            <text:p>Time per request: <text:s text:c="6"/>72.193 [ms] (mean, across all concurrent requests)</text:p>
          </table:table-cell>
          <table:table-cell office:value-type="string" table:style-name="ce1">
            <text:p>Transfer rate: <text:s text:c="9"/>20.59 [Kbytes/sec] received</text:p>
          </table:table-cell>
          <table:table-cell office:value-type="string" table:style-name="ce1">
            <text:p>Transfer rate: <text:s text:c="9"/>22.11 [Kbytes/sec] received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ransfer rate: <text:s text:c="9"/>4.10 [Kbytes/sec] receiv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nection Times (ms)</text:p>
          </table:table-cell>
          <table:table-cell table:style-name="ce1"/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2"/>16 <text:s/>13.5 <text:s text:c="5"/>7 <text:s text:c="5"/>35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Connect: <text:s text:c="7"/>0 <text:s text:c="2"/>97 124.9 <text:s text:c="5"/>8 <text:s text:c="4"/>462</text:p>
          </table:table-cell>
          <table:table-cell office:value-type="string" table:style-name="ce1">
            <text:p>Connect: <text:s text:c="7"/>0 <text:s text:c="2"/>63 <text:s/>82.1 <text:s text:c="4"/>12 <text:s text:c="4"/>2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71 4716 1933.8 <text:s text:c="2"/>5251 <text:s text:c="3"/>7243</text:p>
          </table:table-cell>
          <table:table-cell office:value-type="string" table:style-name="ce1">
            <text:p>Connect: <text:s text:c="7"/>0 <text:s/>140 173.1 <text:s text:c="5"/>7 <text:s text:c="4"/>470</text:p>
          </table:table-cell>
          <table:table-cell office:value-type="string" table:style-name="ce1">
            <text:p>Processing: <text:s text:c="3"/>73 5273 1594.2 <text:s text:c="2"/>5898 <text:s text:c="3"/>7134</text:p>
          </table:table-cell>
          <table:table-cell office:value-type="string" table:style-name="ce1">
            <text:p>Processing: <text:s text:c="2"/>144 3850 1492.9 <text:s text:c="2"/>3455 <text:s text:c="3"/>65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64 4708 1933.8 <text:s text:c="2"/>5240 <text:s text:c="3"/>7243</text:p>
          </table:table-cell>
          <table:table-cell office:value-type="string" table:style-name="ce1">
            <text:p>Processing: <text:s text:c="3"/>71 9107 10932.8 <text:s text:c="2"/>4392 <text:s text:c="2"/>36024</text:p>
          </table:table-cell>
          <table:table-cell office:value-type="string" table:style-name="ce1">
            <text:p>Waiting: <text:s text:c="6"/>65 5259 1602.1 <text:s text:c="2"/>5891 <text:s text:c="3"/>7134</text:p>
          </table:table-cell>
          <table:table-cell office:value-type="string" table:style-name="ce1">
            <text:p>Waiting: <text:s text:c="5"/>133 3848 1493.6 <text:s text:c="2"/>3455 <text:s text:c="3"/>65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71 4732 1928.4 <text:s text:c="2"/>5261 <text:s text:c="3"/>7248</text:p>
          </table:table-cell>
          <table:table-cell office:value-type="string" table:style-name="ce1">
            <text:p>Waiting: <text:s text:c="6"/>64 9063 10931.4 <text:s text:c="2"/>4388 <text:s text:c="2"/>36024</text:p>
          </table:table-cell>
          <table:table-cell office:value-type="string" table:style-name="ce1">
            <text:p>Total: <text:s text:c="8"/>73 5370 1537.7 <text:s text:c="2"/>6000 <text:s text:c="3"/>7140</text:p>
          </table:table-cell>
          <table:table-cell office:value-type="string" table:style-name="ce1">
            <text:p>Total: <text:s text:c="7"/>144 3912 1456.8 <text:s text:c="2"/>3537 <text:s text:c="3"/>657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otal: <text:s text:c="8"/>71 9247 10864.2 <text:s text:c="2"/>4469 <text:s text:c="2"/>3603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apr_pollset_poll: The timeout specified has expired (70007)</text:p>
          </table:table-cell>
          <table:table-cell table:number-columns-repeated="16381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dedyk_n5000_c500_e" table:style-name="ta2">
        <table:table-column table:style-name="co13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app.php/doctrineMyisam</text:p>
          </table:table-cell>
          <table:table-cell office:value-type="string" table:style-name="ce1">
            <text:p>Document Path: <text:s text:c="9"/>/pp/rabbitmq_doctrine/web/app.php/doctrine</text:p>
          </table:table-cell>
          <table:table-cell office:value-type="string" table:style-name="ce1">
            <text:p>Document Path: <text:s text:c="9"/>/pp/rabbitmq_doctrine/web/app.php/doctrineTransaction</text:p>
          </table:table-cell>
          <table:table-cell office:value-type="string" table:style-name="ce1">
            <text:p>Document Path: <text:s text:c="9"/>/pp/rabbitmq_doctrine/web/app.php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70.054 seconds</text:p>
          </table:table-cell>
          <table:table-cell office:value-type="string" table:style-name="ce1">
            <text:p>Time taken for tests: <text:s text:c="2"/>69.842 seconds</text:p>
          </table:table-cell>
          <table:table-cell office:value-type="string" table:style-name="ce1">
            <text:p>Time taken for tests: <text:s text:c="2"/>69.983 seconds</text:p>
          </table:table-cell>
          <table:table-cell office:value-type="string" table:style-name="ce1">
            <text:p>Time taken for tests: <text:s text:c="2"/>54.600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2">
            <text:p>Failed requests: <text:s text:c="7"/>8</text:p>
          </table:table-cell>
          <table:table-cell office:value-type="string" table:style-name="ce2">
            <text:p>Failed requests: <text:s text:c="7"/>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<text:s text:c="3"/>(Connect: 0, Receive: 0, Length: 8, Exceptions: 0)</text:p>
          </table:table-cell>
          <table:table-cell office:value-type="string" table:style-name="ce1">
            <text:p><text:s text:c="3"/>(Connect: 0, Receive: 0, Length: 41, Exceptions: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0 bytes</text:p>
          </table:table-cell>
          <table:table-cell office:value-type="string" table:style-name="ce1">
            <text:p>Total transferred: <text:s text:c="5"/>1520000 bytes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0 bytes</text:p>
          </table:table-cell>
          <table:table-cell office:value-type="string" table:style-name="ce1">
            <text:p>HTML transferred: <text:s text:c="6"/>10000 bytes</text:p>
          </table:table-cell>
          <table:table-cell office:value-type="string" table:style-name="ce1">
            <text:p>Non-2xx responses: <text:s text:c="5"/>8</text:p>
          </table:table-cell>
          <table:table-cell office:value-type="string" table:style-name="ce1">
            <text:p>Non-2xx responses: <text:s text:c="5"/>4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Total transferred: <text:s text:c="5"/>1524176 bytes</text:p>
          </table:table-cell>
          <table:table-cell office:value-type="string" table:style-name="ce1">
            <text:p>Total transferred: <text:s text:c="5"/>1541402 bytes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HTML transferred: <text:s text:c="6"/>13944 bytes</text:p>
          </table:table-cell>
          <table:table-cell office:value-type="string" table:style-name="ce1">
            <text:p>HTML transferred: <text:s text:c="6"/>30213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71.37 [#/sec] (mean)</text:p>
          </table:table-cell>
          <table:table-cell office:value-type="string" table:style-name="ce2">
            <text:p>Requests per second: <text:s text:c="3"/>71.59 [#/sec] (mean)</text:p>
          </table:table-cell>
          <table:table-cell office:value-type="string" table:style-name="ce2">
            <text:p>Requests per second: <text:s text:c="3"/>71.45 [#/sec] (mean)</text:p>
          </table:table-cell>
          <table:table-cell office:value-type="string" table:style-name="ce2">
            <text:p>Requests per second: <text:s text:c="3"/>91.57 [#/sec] (mean)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Time per request: <text:s text:c="6"/>7005.444 [ms] (mean)</text:p>
          </table:table-cell>
          <table:table-cell office:value-type="string" table:style-name="ce1">
            <text:p>Time per request: <text:s text:c="6"/>6984.155 [ms] (mean)</text:p>
          </table:table-cell>
          <table:table-cell office:value-type="string" table:style-name="ce1">
            <text:p>Time per request: <text:s text:c="6"/>6998.326 [ms] (mean)</text:p>
          </table:table-cell>
          <table:table-cell office:value-type="string" table:style-name="ce1">
            <text:p>Time per request: <text:s text:c="6"/>5460.007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4.011 [ms] (mean, across all concurrent requests)</text:p>
          </table:table-cell>
          <table:table-cell office:value-type="string" table:style-name="ce1">
            <text:p>Time per request: <text:s text:c="6"/>13.968 [ms] (mean, across all concurrent requests)</text:p>
          </table:table-cell>
          <table:table-cell office:value-type="string" table:style-name="ce1">
            <text:p>Time per request: <text:s text:c="6"/>13.997 [ms] (mean, across all concurrent requests)</text:p>
          </table:table-cell>
          <table:table-cell office:value-type="string" table:style-name="ce1">
            <text:p>Time per request: <text:s text:c="6"/>10.920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1.19 [Kbytes/sec] received</text:p>
          </table:table-cell>
          <table:table-cell office:value-type="string" table:style-name="ce1">
            <text:p>Transfer rate: <text:s text:c="9"/>21.25 [Kbytes/sec] received</text:p>
          </table:table-cell>
          <table:table-cell office:value-type="string" table:style-name="ce1">
            <text:p>Transfer rate: <text:s text:c="9"/>21.27 [Kbytes/sec] received</text:p>
          </table:table-cell>
          <table:table-cell office:value-type="string" table:style-name="ce1">
            <text:p>Transfer rate: <text:s text:c="9"/>27.57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2"/>11 100.6 <text:s text:c="5"/>0 <text:s text:c="3"/>1002</text:p>
          </table:table-cell>
          <table:table-cell office:value-type="string" table:style-name="ce1">
            <text:p>Connect: <text:s text:c="7"/>0 <text:s text:c="3"/>1 <text:s text:c="2"/>2.1 <text:s text:c="5"/>0 <text:s text:c="5"/>10</text:p>
          </table:table-cell>
          <table:table-cell office:value-type="string" table:style-name="ce1">
            <text:p>Connect: <text:s text:c="7"/>0 <text:s text:c="3"/>4 <text:s/>56.5 <text:s text:c="5"/>0 <text:s text:c="3"/>1002</text:p>
          </table:table-cell>
          <table:table-cell office:value-type="string" table:style-name="ce1">
            <text:p>Connect: <text:s text:c="7"/>0 <text:s text:c="2"/>22 171.1 <text:s text:c="5"/>0 <text:s text:c="3"/>30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72 6854 2324.8 <text:s text:c="2"/>5978 <text:s text:c="2"/>18728</text:p>
          </table:table-cell>
          <table:table-cell office:value-type="string" table:style-name="ce1">
            <text:p>Processing: <text:s text:c="3"/>75 6840 2164.8 <text:s text:c="2"/>6071 <text:s text:c="2"/>26624</text:p>
          </table:table-cell>
          <table:table-cell office:value-type="string" table:style-name="ce1">
            <text:p>Processing: <text:s text:c="3"/>74 6850 2340.7 <text:s text:c="2"/>6003 <text:s text:c="2"/>25516</text:p>
          </table:table-cell>
          <table:table-cell office:value-type="string" table:style-name="ce1">
            <text:p>Processing: <text:s text:c="2"/>158 5269 3732.9 <text:s text:c="2"/>4758 <text:s text:c="2"/>523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66 6844 2330.7 <text:s text:c="2"/>5968 <text:s text:c="2"/>18728</text:p>
          </table:table-cell>
          <table:table-cell office:value-type="string" table:style-name="ce1">
            <text:p>Waiting: <text:s text:c="6"/>69 6831 2170.4 <text:s text:c="2"/>6062 <text:s text:c="2"/>26624</text:p>
          </table:table-cell>
          <table:table-cell office:value-type="string" table:style-name="ce1">
            <text:p>Waiting: <text:s text:c="6"/>68 6842 2345.4 <text:s text:c="2"/>5996 <text:s text:c="2"/>25516</text:p>
          </table:table-cell>
          <table:table-cell office:value-type="string" table:style-name="ce1">
            <text:p>Waiting: <text:s text:c="5"/>143 5269 3733.1 <text:s text:c="2"/>4758 <text:s text:c="2"/>523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72 6864 2328.5 <text:s text:c="2"/>5983 <text:s text:c="2"/>18733</text:p>
          </table:table-cell>
          <table:table-cell office:value-type="string" table:style-name="ce1">
            <text:p>Total: <text:s text:c="8"/>75 6840 2165.0 <text:s text:c="2"/>6071 <text:s text:c="2"/>26630</text:p>
          </table:table-cell>
          <table:table-cell office:value-type="string" table:style-name="ce1">
            <text:p>Total: <text:s text:c="8"/>74 6854 2338.8 <text:s text:c="2"/>6008 <text:s text:c="2"/>25521</text:p>
          </table:table-cell>
          <table:table-cell office:value-type="string" table:style-name="ce1">
            <text:p>Total: <text:s text:c="7"/>158 5292 3731.6 <text:s text:c="2"/>4780 <text:s text:c="2"/>52312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69.381 seconds</text:p>
          </table:table-cell>
          <table:table-cell office:value-type="string" table:style-name="ce1">
            <text:p>Time taken for tests: <text:s text:c="2"/>69.382 seconds</text:p>
          </table:table-cell>
          <table:table-cell office:value-type="string" table:style-name="ce1">
            <text:p>Time taken for tests: <text:s text:c="2"/>69.239 seconds</text:p>
          </table:table-cell>
          <table:table-cell office:value-type="string" table:style-name="ce1">
            <text:p>Time taken for tests: <text:s text:c="2"/>54.135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51</text:p>
          </table:table-cell>
          <table:table-cell office:value-type="string" table:style-name="ce1">
            <text:p>Failed requests: <text:s text:c="7"/>1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<text:s text:c="3"/>(Connect: 0, Receive: 0, Length: 51, Exceptions: 0)</text:p>
          </table:table-cell>
          <table:table-cell office:value-type="string" table:style-name="ce1">
            <text:p><text:s text:c="3"/>(Connect: 0, Receive: 0, Length: 119, Exceptions: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0 bytes</text:p>
          </table:table-cell>
          <table:table-cell office:value-type="string" table:style-name="ce1">
            <text:p>Total transferred: <text:s text:c="5"/>1520000 bytes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0 bytes</text:p>
          </table:table-cell>
          <table:table-cell office:value-type="string" table:style-name="ce1">
            <text:p>HTML transferred: <text:s text:c="6"/>10000 bytes</text:p>
          </table:table-cell>
          <table:table-cell office:value-type="string" table:style-name="ce1">
            <text:p>Non-2xx responses: <text:s text:c="5"/>51</text:p>
          </table:table-cell>
          <table:table-cell office:value-type="string" table:style-name="ce1">
            <text:p>Non-2xx responses: <text:s text:c="5"/>1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quests per second: <text:s text:c="3"/>72.07 [#/sec] (mean)</text:p>
          </table:table-cell>
          <table:table-cell office:value-type="string" table:style-name="ce1">
            <text:p>Requests per second: <text:s text:c="3"/>72.06 [#/sec] (mean)</text:p>
          </table:table-cell>
          <table:table-cell office:value-type="string" table:style-name="ce1">
            <text:p>Total transferred: <text:s text:c="5"/>1546622 bytes</text:p>
          </table:table-cell>
          <table:table-cell office:value-type="string" table:style-name="ce1">
            <text:p>Total transferred: <text:s text:c="5"/>1582118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6938.102 [ms] (mean)</text:p>
          </table:table-cell>
          <table:table-cell office:value-type="string" table:style-name="ce1">
            <text:p>Time per request: <text:s text:c="6"/>6938.210 [ms] (mean)</text:p>
          </table:table-cell>
          <table:table-cell office:value-type="string" table:style-name="ce1">
            <text:p>HTML transferred: <text:s text:c="6"/>35143 bytes</text:p>
          </table:table-cell>
          <table:table-cell office:value-type="string" table:style-name="ce1">
            <text:p>HTML transferred: <text:s text:c="6"/>68667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3.876 [ms] (mean, across all concurrent requests)</text:p>
          </table:table-cell>
          <table:table-cell office:value-type="string" table:style-name="ce1">
            <text:p>Time per request: <text:s text:c="6"/>13.876 [ms] (mean, across all concurrent requests)</text:p>
          </table:table-cell>
          <table:table-cell office:value-type="string" table:style-name="ce1">
            <text:p>Requests per second: <text:s text:c="3"/>72.21 [#/sec] (mean)</text:p>
          </table:table-cell>
          <table:table-cell office:value-type="string" table:style-name="ce1">
            <text:p>Requests per second: <text:s text:c="3"/>92.36 [#/sec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1.39 [Kbytes/sec] received</text:p>
          </table:table-cell>
          <table:table-cell office:value-type="string" table:style-name="ce1">
            <text:p>Transfer rate: <text:s text:c="9"/>21.39 [Kbytes/sec] received</text:p>
          </table:table-cell>
          <table:table-cell office:value-type="string" table:style-name="ce1">
            <text:p>Time per request: <text:s text:c="6"/>6923.886 [ms] (mean)</text:p>
          </table:table-cell>
          <table:table-cell office:value-type="string" table:style-name="ce1">
            <text:p>Time per request: <text:s text:c="6"/>5413.546 [ms] (mean)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Time per request: <text:s text:c="6"/>13.848 [ms] (mean, across all concurrent requests)</text:p>
          </table:table-cell>
          <table:table-cell office:value-type="string" table:style-name="ce1">
            <text:p>Time per request: <text:s text:c="6"/>10.827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Transfer rate: <text:s text:c="9"/>21.81 [Kbytes/sec] received</text:p>
          </table:table-cell>
          <table:table-cell office:value-type="string" table:style-name="ce1">
            <text:p>Transfer rate: <text:s text:c="9"/>28.54 [Kbytes/sec] receiv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nect: <text:s text:c="7"/>0 <text:s text:c="3"/>7 <text:s/>31.9 <text:s text:c="5"/>0 <text:s text:c="4"/>225</text:p>
          </table:table-cell>
          <table:table-cell office:value-type="string" table:style-name="ce1">
            <text:p>Connect: <text:s text:c="7"/>0 <text:s text:c="3"/>6 <text:s/>29.7 <text:s text:c="5"/>0 <text:s text:c="4"/>245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74 6780 2177.0 <text:s text:c="2"/>6178 <text:s text:c="2"/>20468</text:p>
          </table:table-cell>
          <table:table-cell office:value-type="string" table:style-name="ce1">
            <text:p>Processing: <text:s text:c="3"/>70 6789 2077.0 <text:s text:c="2"/>6121 <text:s text:c="2"/>18228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66 6769 2181.6 <text:s text:c="2"/>6171 <text:s text:c="2"/>20457</text:p>
          </table:table-cell>
          <table:table-cell office:value-type="string" table:style-name="ce1">
            <text:p>Waiting: <text:s text:c="6"/>62 6776 2084.6 <text:s text:c="2"/>6101 <text:s text:c="2"/>18228</text:p>
          </table:table-cell>
          <table:table-cell office:value-type="string" table:style-name="ce1">
            <text:p>Connect: <text:s text:c="7"/>0 <text:s text:c="3"/>7 <text:s/>35.2 <text:s text:c="5"/>0 <text:s text:c="3"/>1003</text:p>
          </table:table-cell>
          <table:table-cell office:value-type="string" table:style-name="ce1">
            <text:p>Connect: <text:s text:c="7"/>0 <text:s text:c="3"/>5 <text:s/>21.9 <text:s text:c="5"/>0 <text:s text:c="4"/>1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74 6787 2171.9 <text:s text:c="2"/>6179 <text:s text:c="2"/>20519</text:p>
          </table:table-cell>
          <table:table-cell office:value-type="string" table:style-name="ce1">
            <text:p>Total: <text:s text:c="8"/>70 6795 2072.8 <text:s text:c="2"/>6124 <text:s text:c="2"/>18235</text:p>
          </table:table-cell>
          <table:table-cell office:value-type="string" table:style-name="ce1">
            <text:p>Processing: <text:s text:c="3"/>82 6772 2043.2 <text:s text:c="2"/>6113 <text:s text:c="2"/>17515</text:p>
          </table:table-cell>
          <table:table-cell office:value-type="string" table:style-name="ce1">
            <text:p>Processing: <text:s text:c="2"/>169 5251 1173.3 <text:s text:c="2"/>5131 <text:s text:c="2"/>11714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Waiting: <text:s text:c="6"/>72 6760 2050.2 <text:s text:c="2"/>6099 <text:s text:c="2"/>17515</text:p>
          </table:table-cell>
          <table:table-cell office:value-type="string" table:style-name="ce1">
            <text:p>Waiting: <text:s text:c="5"/>144 5250 1173.4 <text:s text:c="2"/>5129 <text:s text:c="2"/>11713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Total: <text:s text:c="8"/>82 6779 2038.1 <text:s text:c="2"/>6114 <text:s text:c="2"/>17525</text:p>
          </table:table-cell>
          <table:table-cell office:value-type="string" table:style-name="ce1">
            <text:p>Total: <text:s text:c="7"/>169 5257 1169.4 <text:s text:c="2"/>5134 <text:s text:c="2"/>11736</text:p>
          </table:table-cell>
          <table:table-cell table:number-columns-repeated="16380"/>
        </table:table-row>
        <table:table-row table:number-rows-repeated="1048518" table:style-name="ro1">
          <table:table-cell table:number-columns-repeated="16384"/>
        </table:table-row>
      </table:table>
      <table:table table:name="dedyk_n500_c10_w" table:style-name="ta2"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6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app.php/doctrineMyisam</text:p>
          </table:table-cell>
          <table:table-cell office:value-type="string" table:style-name="ce1">
            <text:p>Document Path: <text:s text:c="9"/>/pp/rabbitmq_doctrine/web/app.php/doctrine</text:p>
          </table:table-cell>
          <table:table-cell office:value-type="string" table:style-name="ce1">
            <text:p>Document Path: <text:s text:c="9"/>/pp/rabbitmq_doctrine/web/app.php/doctrineTransaction</text:p>
          </table:table-cell>
          <table:table-cell office:value-type="string" table:style-name="ce1">
            <text:p>Document Path: <text:s text:c="9"/>/pp/rabbitmq_doctrine/web/app.php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6.442 seconds</text:p>
          </table:table-cell>
          <table:table-cell office:value-type="string" table:style-name="ce1">
            <text:p>Time taken for tests: <text:s text:c="2"/>6.254 seconds</text:p>
          </table:table-cell>
          <table:table-cell office:value-type="string" table:style-name="ce1">
            <text:p>Time taken for tests: <text:s text:c="2"/>6.259 seconds</text:p>
          </table:table-cell>
          <table:table-cell office:value-type="string" table:style-name="ce1">
            <text:p>Time taken for tests: <text:s text:c="2"/>7.717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77.62 [#/sec] (mean)</text:p>
          </table:table-cell>
          <table:table-cell office:value-type="string" table:style-name="ce2">
            <text:p>Requests per second: <text:s text:c="3"/>79.95 [#/sec] (mean)</text:p>
          </table:table-cell>
          <table:table-cell office:value-type="string" table:style-name="ce2">
            <text:p>Requests per second: <text:s text:c="3"/>79.89 [#/sec] (mean)</text:p>
          </table:table-cell>
          <table:table-cell office:value-type="string" table:style-name="ce2">
            <text:p>Requests per second: <text:s text:c="3"/>64.79 [#/sec] (mean)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Time per request: <text:s text:c="6"/>128.835 [ms] (mean)</text:p>
          </table:table-cell>
          <table:table-cell office:value-type="string" table:style-name="ce1">
            <text:p>Time per request: <text:s text:c="6"/>125.073 [ms] (mean)</text:p>
          </table:table-cell>
          <table:table-cell office:value-type="string" table:style-name="ce1">
            <text:p>Time per request: <text:s text:c="6"/>125.178 [ms] (mean)</text:p>
          </table:table-cell>
          <table:table-cell office:value-type="string" table:style-name="ce1">
            <text:p>Time per request: <text:s text:c="6"/>154.335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2.884 [ms] (mean, across all concurrent requests)</text:p>
          </table:table-cell>
          <table:table-cell office:value-type="string" table:style-name="ce1">
            <text:p>Time per request: <text:s text:c="6"/>12.507 [ms] (mean, across all concurrent requests)</text:p>
          </table:table-cell>
          <table:table-cell office:value-type="string" table:style-name="ce1">
            <text:p>Time per request: <text:s text:c="6"/>12.518 [ms] (mean, across all concurrent requests)</text:p>
          </table:table-cell>
          <table:table-cell office:value-type="string" table:style-name="ce1">
            <text:p>Time per request: <text:s text:c="6"/>15.434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3.04 [Kbytes/sec] received</text:p>
          </table:table-cell>
          <table:table-cell office:value-type="string" table:style-name="ce1">
            <text:p>Transfer rate: <text:s text:c="9"/>23.74 [Kbytes/sec] received</text:p>
          </table:table-cell>
          <table:table-cell office:value-type="string" table:style-name="ce1">
            <text:p>Transfer rate: <text:s text:c="9"/>23.72 [Kbytes/sec] received</text:p>
          </table:table-cell>
          <table:table-cell office:value-type="string" table:style-name="ce1">
            <text:p>Transfer rate: <text:s text:c="9"/>19.24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1 <text:s text:c="5"/>0 <text:s text:c="6"/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67 <text:s/>127 <text:s/>44.8 <text:s text:c="3"/>108 <text:s text:c="4"/>260</text:p>
          </table:table-cell>
          <table:table-cell office:value-type="string" table:style-name="ce1">
            <text:p>Processing: <text:s text:c="3"/>60 <text:s/>123 <text:s/>35.9 <text:s text:c="3"/>109 <text:s text:c="4"/>271</text:p>
          </table:table-cell>
          <table:table-cell office:value-type="string" table:style-name="ce1">
            <text:p>Processing: <text:s text:c="3"/>61 <text:s/>123 <text:s/>32.8 <text:s text:c="3"/>113 <text:s text:c="4"/>254</text:p>
          </table:table-cell>
          <table:table-cell office:value-type="string" table:style-name="ce1">
            <text:p>Processing: <text:s text:c="2"/>129 <text:s/>150 <text:s/>11.4 <text:s text:c="3"/>148 <text:s text:c="4"/>2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67 <text:s/>127 <text:s/>44.8 <text:s text:c="3"/>108 <text:s text:c="4"/>260</text:p>
          </table:table-cell>
          <table:table-cell office:value-type="string" table:style-name="ce1">
            <text:p>Waiting: <text:s text:c="6"/>60 <text:s/>123 <text:s/>35.9 <text:s text:c="3"/>109 <text:s text:c="4"/>271</text:p>
          </table:table-cell>
          <table:table-cell office:value-type="string" table:style-name="ce1">
            <text:p>Waiting: <text:s text:c="6"/>61 <text:s/>123 <text:s/>32.7 <text:s text:c="3"/>113 <text:s text:c="4"/>254</text:p>
          </table:table-cell>
          <table:table-cell office:value-type="string" table:style-name="ce1">
            <text:p>Waiting: <text:s text:c="5"/>129 <text:s/>150 <text:s/>11.4 <text:s text:c="3"/>148 <text:s text:c="4"/>2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67 <text:s/>127 <text:s/>44.9 <text:s text:c="3"/>108 <text:s text:c="4"/>260</text:p>
          </table:table-cell>
          <table:table-cell office:value-type="string" table:style-name="ce1">
            <text:p>Total: <text:s text:c="8"/>60 <text:s/>123 <text:s/>35.9 <text:s text:c="3"/>109 <text:s text:c="4"/>271</text:p>
          </table:table-cell>
          <table:table-cell office:value-type="string" table:style-name="ce1">
            <text:p>Total: <text:s text:c="8"/>61 <text:s/>123 <text:s/>32.8 <text:s text:c="3"/>113 <text:s text:c="4"/>254</text:p>
          </table:table-cell>
          <table:table-cell office:value-type="string" table:style-name="ce1">
            <text:p>Total: <text:s text:c="7"/>129 <text:s/>150 <text:s/>11.5 <text:s text:c="3"/>148 <text:s text:c="4"/>207</text:p>
          </table:table-cell>
          <table:table-cell table:number-columns-repeated="16380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">
            <text:p>e - event, W - worker, P - prefork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6.478 seconds</text:p>
          </table:table-cell>
          <table:table-cell office:value-type="string" table:style-name="ce1">
            <text:p>Time taken for tests: <text:s text:c="2"/>6.326 seconds</text:p>
          </table:table-cell>
          <table:table-cell office:value-type="string" table:style-name="ce1">
            <text:p>Time taken for tests: <text:s text:c="2"/>6.308 seconds</text:p>
          </table:table-cell>
          <table:table-cell office:value-type="string" table:style-name="ce1">
            <text:p>Time taken for tests: <text:s text:c="2"/>7.730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quests per second: <text:s text:c="3"/>77.19 [#/sec] (mean)</text:p>
          </table:table-cell>
          <table:table-cell office:value-type="string" table:style-name="ce1">
            <text:p>Requests per second: <text:s text:c="3"/>79.05 [#/sec] (mean)</text:p>
          </table:table-cell>
          <table:table-cell office:value-type="string" table:style-name="ce1">
            <text:p>Requests per second: <text:s text:c="3"/>79.27 [#/sec] (mean)</text:p>
          </table:table-cell>
          <table:table-cell office:value-type="string" table:style-name="ce1">
            <text:p>Requests per second: <text:s text:c="3"/>64.68 [#/sec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29.551 [ms] (mean)</text:p>
          </table:table-cell>
          <table:table-cell office:value-type="string" table:style-name="ce1">
            <text:p>Time per request: <text:s text:c="6"/>126.510 [ms] (mean)</text:p>
          </table:table-cell>
          <table:table-cell office:value-type="string" table:style-name="ce1">
            <text:p>Time per request: <text:s text:c="6"/>126.150 [ms] (mean)</text:p>
          </table:table-cell>
          <table:table-cell office:value-type="string" table:style-name="ce1">
            <text:p>Time per request: <text:s text:c="6"/>154.605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2.955 [ms] (mean, across all concurrent requests)</text:p>
          </table:table-cell>
          <table:table-cell office:value-type="string" table:style-name="ce1">
            <text:p>Time per request: <text:s text:c="6"/>12.651 [ms] (mean, across all concurrent requests)</text:p>
          </table:table-cell>
          <table:table-cell office:value-type="string" table:style-name="ce1">
            <text:p>Time per request: <text:s text:c="6"/>12.615 [ms] (mean, across all concurrent requests)</text:p>
          </table:table-cell>
          <table:table-cell office:value-type="string" table:style-name="ce1">
            <text:p>Time per request: <text:s text:c="6"/>15.460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2.92 [Kbytes/sec] received</text:p>
          </table:table-cell>
          <table:table-cell office:value-type="string" table:style-name="ce1">
            <text:p>Transfer rate: <text:s text:c="9"/>23.47 [Kbytes/sec] received</text:p>
          </table:table-cell>
          <table:table-cell office:value-type="string" table:style-name="ce1">
            <text:p>Transfer rate: <text:s text:c="9"/>23.53 [Kbytes/sec] received</text:p>
          </table:table-cell>
          <table:table-cell office:value-type="string" table:style-name="ce1">
            <text:p>Transfer rate: <text:s text:c="9"/>19.20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0 <text:s text:c="5"/>0 <text:s text:c="6"/>0</text:p>
          </table:table-cell>
          <table:table-cell office:value-type="string" table:style-name="ce1">
            <text:p>Connect: <text:s text:c="7"/>0 <text:s text:c="3"/>0 <text:s text:c="2"/>0.1 <text:s text:c="5"/>0 <text:s text:c="6"/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72 <text:s/>127 <text:s/>40.4 <text:s text:c="3"/>110 <text:s text:c="4"/>299</text:p>
          </table:table-cell>
          <table:table-cell office:value-type="string" table:style-name="ce1">
            <text:p>Processing: <text:s text:c="3"/>60 <text:s/>125 <text:s/>33.6 <text:s text:c="3"/>112 <text:s text:c="4"/>240</text:p>
          </table:table-cell>
          <table:table-cell office:value-type="string" table:style-name="ce1">
            <text:p>Processing: <text:s text:c="3"/>61 <text:s/>124 <text:s/>32.2 <text:s text:c="3"/>113 <text:s text:c="4"/>260</text:p>
          </table:table-cell>
          <table:table-cell office:value-type="string" table:style-name="ce1">
            <text:p>Processing: <text:s text:c="2"/>128 <text:s/>151 <text:s/>10.5 <text:s text:c="3"/>150 <text:s text:c="4"/>1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72 <text:s/>127 <text:s/>40.4 <text:s text:c="3"/>110 <text:s text:c="4"/>299</text:p>
          </table:table-cell>
          <table:table-cell office:value-type="string" table:style-name="ce1">
            <text:p>Waiting: <text:s text:c="6"/>60 <text:s/>125 <text:s/>33.6 <text:s text:c="3"/>112 <text:s text:c="4"/>240</text:p>
          </table:table-cell>
          <table:table-cell office:value-type="string" table:style-name="ce1">
            <text:p>Waiting: <text:s text:c="6"/>61 <text:s/>124 <text:s/>32.2 <text:s text:c="3"/>113 <text:s text:c="4"/>260</text:p>
          </table:table-cell>
          <table:table-cell office:value-type="string" table:style-name="ce1">
            <text:p>Waiting: <text:s text:c="5"/>127 <text:s/>151 <text:s/>10.5 <text:s text:c="3"/>150 <text:s text:c="4"/>1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72 <text:s/>127 <text:s/>40.4 <text:s text:c="3"/>110 <text:s text:c="4"/>299</text:p>
          </table:table-cell>
          <table:table-cell office:value-type="string" table:style-name="ce1">
            <text:p>Total: <text:s text:c="8"/>60 <text:s/>125 <text:s/>33.6 <text:s text:c="3"/>112 <text:s text:c="4"/>240</text:p>
          </table:table-cell>
          <table:table-cell office:value-type="string" table:style-name="ce1">
            <text:p>Total: <text:s text:c="8"/>61 <text:s/>124 <text:s/>32.2 <text:s text:c="3"/>113 <text:s text:c="4"/>260</text:p>
          </table:table-cell>
          <table:table-cell office:value-type="string" table:style-name="ce1">
            <text:p>Total: <text:s text:c="7"/>128 <text:s/>151 <text:s/>10.5 <text:s text:c="3"/>150 <text:s text:c="4"/>189</text:p>
          </table:table-cell>
          <table:table-cell table:number-columns-repeated="16380"/>
        </table:table-row>
        <table:table-row table:number-rows-repeated="1048512" table:style-name="ro1">
          <table:table-cell table:number-columns-repeated="16384"/>
        </table:table-row>
      </table:table>
      <table:table table:name="dedyk_n500_c500_w" table:style-name="ta3">
        <table:table-column table:style-name="co16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app.php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7.477 seconds</text:p>
          </table:table-cell>
          <table:table-cell office:value-type="string" table:style-name="ce1">
            <text:p>Time taken for tests: <text:s text:c="2"/>7.466 seconds</text:p>
          </table:table-cell>
          <table:table-cell office:value-type="string" table:style-name="ce1">
            <text:p>Time taken for tests: <text:s text:c="2"/>7.468 seconds</text:p>
          </table:table-cell>
          <table:table-cell office:value-type="string" table:style-name="ce1">
            <text:p>Time taken for tests: <text:s text:c="2"/>6.000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66.87 [#/sec] (mean)</text:p>
          </table:table-cell>
          <table:table-cell office:value-type="string" table:style-name="ce2">
            <text:p>Requests per second: <text:s text:c="3"/>66.97 [#/sec] (mean)</text:p>
          </table:table-cell>
          <table:table-cell office:value-type="string" table:style-name="ce2">
            <text:p>Requests per second: <text:s text:c="3"/>66.95 [#/sec] (mean)</text:p>
          </table:table-cell>
          <table:table-cell office:value-type="string" table:style-name="ce2">
            <text:p>Requests per second: <text:s text:c="3"/>83.33 [#/sec] (mean)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Time per request: <text:s text:c="6"/>7476.739 [ms] (mean)</text:p>
          </table:table-cell>
          <table:table-cell office:value-type="string" table:style-name="ce1">
            <text:p>Time per request: <text:s text:c="6"/>7466.366 [ms] (mean)</text:p>
          </table:table-cell>
          <table:table-cell office:value-type="string" table:style-name="ce1">
            <text:p>Time per request: <text:s text:c="6"/>7468.119 [ms] (mean)</text:p>
          </table:table-cell>
          <table:table-cell office:value-type="string" table:style-name="ce1">
            <text:p>Time per request: <text:s text:c="6"/>6000.161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4.953 [ms] (mean, across all concurrent requests)</text:p>
          </table:table-cell>
          <table:table-cell office:value-type="string" table:style-name="ce1">
            <text:p>Time per request: <text:s text:c="6"/>14.933 [ms] (mean, across all concurrent requests)</text:p>
          </table:table-cell>
          <table:table-cell office:value-type="string" table:style-name="ce1">
            <text:p>Time per request: <text:s text:c="6"/>14.936 [ms] (mean, across all concurrent requests)</text:p>
          </table:table-cell>
          <table:table-cell office:value-type="string" table:style-name="ce1">
            <text:p>Time per request: <text:s text:c="6"/>12.000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19.85 [Kbytes/sec] received</text:p>
          </table:table-cell>
          <table:table-cell office:value-type="string" table:style-name="ce1">
            <text:p>Transfer rate: <text:s text:c="9"/>19.88 [Kbytes/sec] received</text:p>
          </table:table-cell>
          <table:table-cell office:value-type="string" table:style-name="ce1">
            <text:p>Transfer rate: <text:s text:c="9"/>19.88 [Kbytes/sec] received</text:p>
          </table:table-cell>
          <table:table-cell office:value-type="string" table:style-name="ce1">
            <text:p>Transfer rate: <text:s text:c="9"/>24.74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/>171 201.8 <text:s text:c="5"/>6 <text:s text:c="4"/>507</text:p>
          </table:table-cell>
          <table:table-cell office:value-type="string" table:style-name="ce1">
            <text:p>Connect: <text:s text:c="7"/>0 <text:s text:c="2"/>46 <text:s/>41.7 <text:s text:c="5"/>7 <text:s text:c="5"/>97</text:p>
          </table:table-cell>
          <table:table-cell office:value-type="string" table:style-name="ce1">
            <text:p>Connect: <text:s text:c="7"/>0 <text:s/>105 114.7 <text:s text:c="5"/>8 <text:s text:c="4"/>329</text:p>
          </table:table-cell>
          <table:table-cell office:value-type="string" table:style-name="ce1">
            <text:p>Connect: <text:s text:c="7"/>0 <text:s/>161 186.5 <text:s text:c="4"/>12 <text:s text:c="4"/>5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90 5257 1577.6 <text:s text:c="2"/>5565 <text:s text:c="3"/>7385</text:p>
          </table:table-cell>
          <table:table-cell office:value-type="string" table:style-name="ce1">
            <text:p>Processing: <text:s text:c="3"/>78 5431 1568.5 <text:s text:c="2"/>6042 <text:s text:c="3"/>7386</text:p>
          </table:table-cell>
          <table:table-cell office:value-type="string" table:style-name="ce1">
            <text:p>Processing: <text:s text:c="2"/>106 5256 1544.7 <text:s text:c="2"/>5537 <text:s text:c="3"/>7359</text:p>
          </table:table-cell>
          <table:table-cell office:value-type="string" table:style-name="ce1">
            <text:p>Processing: <text:s text:c="2"/>153 4058 1343.7 <text:s text:c="2"/>4565 <text:s text:c="3"/>58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83 5250 1582.3 <text:s text:c="2"/>5564 <text:s text:c="3"/>7385</text:p>
          </table:table-cell>
          <table:table-cell office:value-type="string" table:style-name="ce1">
            <text:p>Waiting: <text:s text:c="6"/>71 5423 1573.3 <text:s text:c="2"/>6042 <text:s text:c="3"/>7386</text:p>
          </table:table-cell>
          <table:table-cell office:value-type="string" table:style-name="ce1">
            <text:p>Waiting: <text:s text:c="6"/>99 5244 1554.8 <text:s text:c="2"/>5532 <text:s text:c="3"/>7359</text:p>
          </table:table-cell>
          <table:table-cell office:value-type="string" table:style-name="ce1">
            <text:p>Waiting: <text:s text:c="5"/>143 4055 1346.4 <text:s text:c="2"/>4564 <text:s text:c="3"/>58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90 5428 1513.3 <text:s text:c="2"/>5756 <text:s text:c="3"/>7391</text:p>
          </table:table-cell>
          <table:table-cell office:value-type="string" table:style-name="ce1">
            <text:p>Total: <text:s text:c="8"/>78 5476 1549.4 <text:s text:c="2"/>6114 <text:s text:c="3"/>7393</text:p>
          </table:table-cell>
          <table:table-cell office:value-type="string" table:style-name="ce1">
            <text:p>Total: <text:s text:c="7"/>106 5361 1489.6 <text:s text:c="2"/>5643 <text:s text:c="3"/>7367</text:p>
          </table:table-cell>
          <table:table-cell office:value-type="string" table:style-name="ce1">
            <text:p>Total: <text:s text:c="7"/>153 4219 1283.0 <text:s text:c="2"/>4614 <text:s text:c="3"/>5851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7.345 seconds</text:p>
          </table:table-cell>
          <table:table-cell office:value-type="string" table:style-name="ce1">
            <text:p>Time taken for tests: <text:s text:c="2"/>7.462 seconds</text:p>
          </table:table-cell>
          <table:table-cell office:value-type="string" table:style-name="ce1">
            <text:p>Time taken for tests: <text:s text:c="2"/>10.087 seconds</text:p>
          </table:table-cell>
          <table:table-cell office:value-type="string" table:style-name="ce1">
            <text:p>Time taken for tests: <text:s text:c="2"/>6.041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office:value-type="string" table:style-name="ce1">
            <text:p>Total transferred: <text:s text:c="5"/>152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office:value-type="string" table:style-name="ce1">
            <text:p>HTML transferred: <text:s text:c="6"/>1000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quests per second: <text:s text:c="3"/>68.08 [#/sec] (mean)</text:p>
          </table:table-cell>
          <table:table-cell office:value-type="string" table:style-name="ce1">
            <text:p>Requests per second: <text:s text:c="3"/>67.01 [#/sec] (mean)</text:p>
          </table:table-cell>
          <table:table-cell office:value-type="string" table:style-name="ce1">
            <text:p>Requests per second: <text:s text:c="3"/>49.57 [#/sec] (mean)</text:p>
          </table:table-cell>
          <table:table-cell office:value-type="string" table:style-name="ce1">
            <text:p>Requests per second: <text:s text:c="3"/>82.77 [#/sec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7344.635 [ms] (mean)</text:p>
          </table:table-cell>
          <table:table-cell office:value-type="string" table:style-name="ce1">
            <text:p>Time per request: <text:s text:c="6"/>7461.792 [ms] (mean)</text:p>
          </table:table-cell>
          <table:table-cell office:value-type="string" table:style-name="ce1">
            <text:p>Time per request: <text:s text:c="6"/>10086.533 [ms] (mean)</text:p>
          </table:table-cell>
          <table:table-cell office:value-type="string" table:style-name="ce1">
            <text:p>Time per request: <text:s text:c="6"/>6040.623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4.689 [ms] (mean, across all concurrent requests)</text:p>
          </table:table-cell>
          <table:table-cell office:value-type="string" table:style-name="ce1">
            <text:p>Time per request: <text:s text:c="6"/>14.924 [ms] (mean, across all concurrent requests)</text:p>
          </table:table-cell>
          <table:table-cell office:value-type="string" table:style-name="ce1">
            <text:p>Time per request: <text:s text:c="6"/>20.173 [ms] (mean, across all concurrent requests)</text:p>
          </table:table-cell>
          <table:table-cell office:value-type="string" table:style-name="ce1">
            <text:p>Time per request: <text:s text:c="6"/>12.081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0.21 [Kbytes/sec] received</text:p>
          </table:table-cell>
          <table:table-cell office:value-type="string" table:style-name="ce1">
            <text:p>Transfer rate: <text:s text:c="9"/>19.89 [Kbytes/sec] received</text:p>
          </table:table-cell>
          <table:table-cell office:value-type="string" table:style-name="ce1">
            <text:p>Transfer rate: <text:s text:c="9"/>14.72 [Kbytes/sec] received</text:p>
          </table:table-cell>
          <table:table-cell office:value-type="string" table:style-name="ce1">
            <text:p>Transfer rate: <text:s text:c="9"/>24.57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2"/>29 <text:s/>26.6 <text:s text:c="5"/>7 <text:s text:c="5"/>62</text:p>
          </table:table-cell>
          <table:table-cell office:value-type="string" table:style-name="ce1">
            <text:p>Connect: <text:s text:c="7"/>0 <text:s/>103 112.7 <text:s text:c="5"/>7 <text:s text:c="4"/>327</text:p>
          </table:table-cell>
          <table:table-cell office:value-type="string" table:style-name="ce1">
            <text:p>Connect: <text:s text:c="7"/>0 <text:s text:c="2"/>44 185.1 <text:s text:c="5"/>7 <text:s text:c="3"/>1001</text:p>
          </table:table-cell>
          <table:table-cell office:value-type="string" table:style-name="ce1">
            <text:p>Connect: <text:s text:c="7"/>0 <text:s text:c="2"/>97 127.6 <text:s text:c="4"/>10 <text:s text:c="4"/>4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69 4805 2060.3 <text:s text:c="2"/>5315 <text:s text:c="3"/>7275</text:p>
          </table:table-cell>
          <table:table-cell office:value-type="string" table:style-name="ce1">
            <text:p>Processing: <text:s text:c="3"/>78 5528 1587.8 <text:s text:c="2"/>6048 <text:s text:c="3"/>7382</text:p>
          </table:table-cell>
          <table:table-cell office:value-type="string" table:style-name="ce1">
            <text:p>Processing: <text:s text:c="3"/>90 5085 2084.3 <text:s text:c="2"/>5158 <text:s text:c="3"/>9995</text:p>
          </table:table-cell>
          <table:table-cell office:value-type="string" table:style-name="ce1">
            <text:p>Processing: <text:s text:c="2"/>148 4322 1337.3 <text:s text:c="2"/>4764 <text:s text:c="3"/>58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62 4796 2060.8 <text:s text:c="2"/>5315 <text:s text:c="3"/>7275</text:p>
          </table:table-cell>
          <table:table-cell office:value-type="string" table:style-name="ce1">
            <text:p>Waiting: <text:s text:c="6"/>71 5519 1591.0 <text:s text:c="2"/>6048 <text:s text:c="3"/>7382</text:p>
          </table:table-cell>
          <table:table-cell office:value-type="string" table:style-name="ce1">
            <text:p>Waiting: <text:s text:c="6"/>82 5076 2086.0 <text:s text:c="2"/>5154 <text:s text:c="3"/>9995</text:p>
          </table:table-cell>
          <table:table-cell office:value-type="string" table:style-name="ce1">
            <text:p>Waiting: <text:s text:c="5"/>138 4318 1342.1 <text:s text:c="2"/>4764 <text:s text:c="3"/>58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69 4833 2043.5 <text:s text:c="2"/>5367 <text:s text:c="3"/>7281</text:p>
          </table:table-cell>
          <table:table-cell office:value-type="string" table:style-name="ce1">
            <text:p>Total: <text:s text:c="8"/>78 5630 1547.9 <text:s text:c="2"/>6099 <text:s text:c="3"/>7389</text:p>
          </table:table-cell>
          <table:table-cell office:value-type="string" table:style-name="ce1">
            <text:p>Total: <text:s text:c="8"/>90 5129 2070.0 <text:s text:c="2"/>5207 <text:s text:c="2"/>10001</text:p>
          </table:table-cell>
          <table:table-cell office:value-type="string" table:style-name="ce1">
            <text:p>Total: <text:s text:c="7"/>148 4419 1300.4 <text:s text:c="2"/>4852 <text:s text:c="3"/>5897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niestabiln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zgubione wątki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69.461 seconds</text:p>
          </table:table-cell>
          <table:table-cell office:value-type="string" table:style-name="ce1">
            <text:p>Time taken for tests: <text:s text:c="2"/>70.215 seconds</text:p>
          </table:table-cell>
          <table:table-cell office:value-type="string" table:style-name="ce1">
            <text:p>Time taken for tests: <text:s text:c="2"/>70.071 seconds</text:p>
          </table:table-cell>
          <table:table-cell office:value-type="string" table:style-name="ce1">
            <text:p>Time taken for tests: <text:s text:c="2"/>55.794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21</text:p>
          </table:table-cell>
          <table:table-cell office:value-type="string" table:style-name="ce1">
            <text:p>Failed requests: <text:s text:c="7"/>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<text:s text:c="3"/>(Connect: 0, Receive: 0, Length: 21, Exceptions: 0)</text:p>
          </table:table-cell>
          <table:table-cell office:value-type="string" table:style-name="ce1">
            <text:p><text:s text:c="3"/>(Connect: 0, Receive: 0, Length: 71, Exceptions: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0000 bytes</text:p>
          </table:table-cell>
          <table:table-cell office:value-type="string" table:style-name="ce1">
            <text:p>Total transferred: <text:s text:c="5"/>1520000 bytes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00 bytes</text:p>
          </table:table-cell>
          <table:table-cell office:value-type="string" table:style-name="ce1">
            <text:p>HTML transferred: <text:s text:c="6"/>10000 bytes</text:p>
          </table:table-cell>
          <table:table-cell office:value-type="string" table:style-name="ce1">
            <text:p>Non-2xx responses: <text:s text:c="5"/>21</text:p>
          </table:table-cell>
          <table:table-cell office:value-type="string" table:style-name="ce1">
            <text:p>Non-2xx responses: <text:s text:c="5"/>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quests per second: <text:s text:c="3"/>71.98 [#/sec] (mean)</text:p>
          </table:table-cell>
          <table:table-cell office:value-type="string" table:style-name="ce1">
            <text:p>Requests per second: <text:s text:c="3"/>71.21 [#/sec] (mean)</text:p>
          </table:table-cell>
          <table:table-cell office:value-type="string" table:style-name="ce1">
            <text:p>Total transferred: <text:s text:c="5"/>1530962 bytes</text:p>
          </table:table-cell>
          <table:table-cell office:value-type="string" table:style-name="ce1">
            <text:p>Total transferred: <text:s text:c="5"/>1557062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6946.127 [ms] (mean)</text:p>
          </table:table-cell>
          <table:table-cell office:value-type="string" table:style-name="ce1">
            <text:p>Time per request: <text:s text:c="6"/>7021.496 [ms] (mean)</text:p>
          </table:table-cell>
          <table:table-cell office:value-type="string" table:style-name="ce1">
            <text:p>HTML transferred: <text:s text:c="6"/>20353 bytes</text:p>
          </table:table-cell>
          <table:table-cell office:value-type="string" table:style-name="ce1">
            <text:p>HTML transferred: <text:s text:c="6"/>45003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3.892 [ms] (mean, across all concurrent requests)</text:p>
          </table:table-cell>
          <table:table-cell office:value-type="string" table:style-name="ce1">
            <text:p>Time per request: <text:s text:c="6"/>14.043 [ms] (mean, across all concurrent requests)</text:p>
          </table:table-cell>
          <table:table-cell office:value-type="string" table:style-name="ce1">
            <text:p>Requests per second: <text:s text:c="3"/>71.36 [#/sec] (mean)</text:p>
          </table:table-cell>
          <table:table-cell office:value-type="string" table:style-name="ce1">
            <text:p>Requests per second: <text:s text:c="3"/>89.61 [#/sec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1.37 [Kbytes/sec] received</text:p>
          </table:table-cell>
          <table:table-cell office:value-type="string" table:style-name="ce1">
            <text:p>Transfer rate: <text:s text:c="9"/>21.14 [Kbytes/sec] received</text:p>
          </table:table-cell>
          <table:table-cell office:value-type="string" table:style-name="ce1">
            <text:p>Time per request: <text:s text:c="6"/>7007.081 [ms] (mean)</text:p>
          </table:table-cell>
          <table:table-cell office:value-type="string" table:style-name="ce1">
            <text:p>Time per request: <text:s text:c="6"/>5579.441 [ms] (mean)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Time per request: <text:s text:c="6"/>14.014 [ms] (mean, across all concurrent requests)</text:p>
          </table:table-cell>
          <table:table-cell office:value-type="string" table:style-name="ce1">
            <text:p>Time per request: <text:s text:c="6"/>11.159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Transfer rate: <text:s text:c="9"/>21.34 [Kbytes/sec] received</text:p>
          </table:table-cell>
          <table:table-cell office:value-type="string" table:style-name="ce1">
            <text:p>Transfer rate: <text:s text:c="9"/>27.25 [Kbytes/sec] receiv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nect: <text:s text:c="7"/>0 <text:s text:c="2"/>10 101.7 <text:s text:c="5"/>0 <text:s text:c="3"/>3007</text:p>
          </table:table-cell>
          <table:table-cell office:value-type="string" table:style-name="ce1">
            <text:p>Connect: <text:s text:c="7"/>0 <text:s text:c="2"/>10 <text:s/>98.7 <text:s text:c="5"/>0 <text:s text:c="3"/>1003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2"/>115 6784 3204.1 <text:s text:c="2"/>6180 <text:s text:c="2"/>26336</text:p>
          </table:table-cell>
          <table:table-cell office:value-type="string" table:style-name="ce1">
            <text:p>Processing: <text:s text:c="3"/>76 6861 2378.7 <text:s text:c="2"/>6142 <text:s text:c="2"/>23740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5"/>101 6775 3207.3 <text:s text:c="2"/>6176 <text:s text:c="2"/>26335</text:p>
          </table:table-cell>
          <table:table-cell office:value-type="string" table:style-name="ce1">
            <text:p>Waiting: <text:s text:c="6"/>70 6853 2382.9 <text:s text:c="2"/>6137 <text:s text:c="2"/>23740</text:p>
          </table:table-cell>
          <table:table-cell office:value-type="string" table:style-name="ce1">
            <text:p>Connect: <text:s text:c="7"/>0 <text:s text:c="2"/>12 112.7 <text:s text:c="5"/>0 <text:s text:c="3"/>3008</text:p>
          </table:table-cell>
          <table:table-cell office:value-type="string" table:style-name="ce1">
            <text:p>Connect: <text:s text:c="7"/>0 <text:s text:c="2"/>11 <text:s/>47.5 <text:s text:c="5"/>0 <text:s text:c="4"/>2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7"/>115 6794 3202.4 <text:s text:c="2"/>6185 <text:s text:c="2"/>26345</text:p>
          </table:table-cell>
          <table:table-cell office:value-type="string" table:style-name="ce1">
            <text:p>Total: <text:s text:c="8"/>76 6872 2381.8 <text:s text:c="2"/>6158 <text:s text:c="2"/>23744</text:p>
          </table:table-cell>
          <table:table-cell office:value-type="string" table:style-name="ce1">
            <text:p>Processing: <text:s text:c="3"/>92 6844 2260.9 <text:s text:c="2"/>6099 <text:s text:c="2"/>18869</text:p>
          </table:table-cell>
          <table:table-cell office:value-type="string" table:style-name="ce1">
            <text:p>Processing: <text:s text:c="2"/>140 5371 1076.2 <text:s text:c="2"/>5312 <text:s text:c="2"/>10424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Waiting: <text:s text:c="6"/>83 6836 2265.5 <text:s text:c="2"/>6090 <text:s text:c="2"/>18869</text:p>
          </table:table-cell>
          <table:table-cell office:value-type="string" table:style-name="ce1">
            <text:p>Waiting: <text:s text:c="5"/>133 5370 1076.3 <text:s text:c="2"/>5312 <text:s text:c="2"/>10424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Total: <text:s text:c="8"/>92 6857 2266.3 <text:s text:c="2"/>6104 <text:s text:c="2"/>19206</text:p>
          </table:table-cell>
          <table:table-cell office:value-type="string" table:style-name="ce1">
            <text:p>Total: <text:s text:c="7"/>140 5382 1065.7 <text:s text:c="2"/>5315 <text:s text:c="2"/>10430</text:p>
          </table:table-cell>
          <table:table-cell table:number-columns-repeated="16380"/>
        </table:table-row>
        <table:table-row table:number-rows-repeated="1048490" table:style-name="ro1">
          <table:table-cell table:number-columns-repeated="16384"/>
        </table:table-row>
      </table:table>
      <table:table table:name="dedyk_n5000_c500_w" table:style-name="ta2">
        <table:table-column table:style-name="co6" table:number-columns-repeated="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office:value-type="string" table:style-name="ce1">
            <text:p>Concurrency Level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65.664 seconds</text:p>
          </table:table-cell>
          <table:table-cell office:value-type="string" table:style-name="ce1">
            <text:p>Time taken for tests: <text:s text:c="2"/>70.060 seconds</text:p>
          </table:table-cell>
          <table:table-cell office:value-type="string" table:style-name="ce1">
            <text:p>Time taken for tests: <text:s text:c="2"/>70.447 seconds</text:p>
          </table:table-cell>
          <table:table-cell office:value-type="string" table:style-name="ce1">
            <text:p>Time taken for tests: <text:s text:c="2"/>55.263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office:value-type="string" table:style-name="ce1">
            <text:p>Complete requests: <text:s text:c="5"/>5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23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(Connect: 0, Receive: 0, Length: 230, Exceptions: 0)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<text:s text:c="3"/>(Connect: 0, Receive: 0, Length: 32, Exceptions: 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table:number-columns-repeated="2" table:style-name="ce1"/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450080 bytes</text:p>
          </table:table-cell>
          <table:table-cell office:value-type="string" table:style-name="ce1">
            <text:p>Total transferred: <text:s text:c="5"/>1520000 bytes</text:p>
          </table:table-cell>
          <table:table-cell office:value-type="string" table:style-name="ce1">
            <text:p>Total transferred: <text:s text:c="5"/>1520000 bytes</text:p>
          </table:table-cell>
          <table:table-cell office:value-type="string" table:style-name="ce1">
            <text:p>Non-2xx responses: <text:s text:c="5"/>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9540 bytes</text:p>
          </table:table-cell>
          <table:table-cell office:value-type="string" table:style-name="ce1">
            <text:p>HTML transferred: <text:s text:c="6"/>10000 bytes</text:p>
          </table:table-cell>
          <table:table-cell office:value-type="string" table:style-name="ce1">
            <text:p>HTML transferred: <text:s text:c="6"/>10000 bytes</text:p>
          </table:table-cell>
          <table:table-cell office:value-type="string" table:style-name="ce1">
            <text:p>Total transferred: <text:s text:c="5"/>1536704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76.14 [#/sec] (mean)</text:p>
          </table:table-cell>
          <table:table-cell office:value-type="string" table:style-name="ce2">
            <text:p>Requests per second: <text:s text:c="3"/>71.37 [#/sec] (mean)</text:p>
          </table:table-cell>
          <table:table-cell office:value-type="string" table:style-name="ce2">
            <text:p>Requests per second: <text:s text:c="3"/>70.97 [#/sec] (mean)</text:p>
          </table:table-cell>
          <table:table-cell office:value-type="string" table:style-name="ce1">
            <text:p>HTML transferred: <text:s text:c="6"/>25776 bytes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1">
            <text:p>Time per request: <text:s text:c="6"/>6566.432 [ms] (mean)</text:p>
          </table:table-cell>
          <table:table-cell office:value-type="string" table:style-name="ce1">
            <text:p>Time per request: <text:s text:c="6"/>7006.046 [ms] (mean)</text:p>
          </table:table-cell>
          <table:table-cell office:value-type="string" table:style-name="ce1">
            <text:p>Time per request: <text:s text:c="6"/>7044.744 [ms] (mean)</text:p>
          </table:table-cell>
          <table:table-cell office:value-type="string" table:style-name="ce2">
            <text:p>Requests per second: <text:s text:c="3"/>90.48 [#/sec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13.133 [ms] (mean, across all concurrent requests)</text:p>
          </table:table-cell>
          <table:table-cell office:value-type="string" table:style-name="ce1">
            <text:p>Time per request: <text:s text:c="6"/>14.012 [ms] (mean, across all concurrent requests)</text:p>
          </table:table-cell>
          <table:table-cell office:value-type="string" table:style-name="ce1">
            <text:p>Time per request: <text:s text:c="6"/>14.089 [ms] (mean, across all concurrent requests)</text:p>
          </table:table-cell>
          <table:table-cell office:value-type="string" table:style-name="ce1">
            <text:p>Time per request: <text:s text:c="6"/>5526.348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21.57 [Kbytes/sec] received</text:p>
          </table:table-cell>
          <table:table-cell office:value-type="string" table:style-name="ce1">
            <text:p>Transfer rate: <text:s text:c="9"/>21.19 [Kbytes/sec] received</text:p>
          </table:table-cell>
          <table:table-cell office:value-type="string" table:style-name="ce1">
            <text:p>Transfer rate: <text:s text:c="9"/>21.07 [Kbytes/sec] received</text:p>
          </table:table-cell>
          <table:table-cell office:value-type="string" table:style-name="ce1">
            <text:p>Time per request: <text:s text:c="6"/>11.053 [ms] (mean, across all concurrent requests)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Transfer rate: <text:s text:c="9"/>27.16 [Kbytes/sec] receiv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0 <text:s text:c="3"/>9 <text:s/>92.5 <text:s text:c="5"/>0 <text:s text:c="3"/>1002</text:p>
          </table:table-cell>
          <table:table-cell office:value-type="string" table:style-name="ce1">
            <text:p>Connect: <text:s text:c="7"/>0 <text:s text:c="2"/>11 105.6 <text:s text:c="5"/>0 <text:s text:c="3"/>3004</text:p>
          </table:table-cell>
          <table:table-cell office:value-type="string" table:style-name="ce1">
            <text:p>Connect: <text:s text:c="7"/>0 <text:s text:c="2"/>11 106.5 <text:s text:c="5"/>0 <text:s text:c="3"/>3006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3"/>74 6414 10041.6 <text:s text:c="2"/>3774 <text:s text:c="2"/>52477</text:p>
          </table:table-cell>
          <table:table-cell office:value-type="string" table:style-name="ce1">
            <text:p>Processing: <text:s text:c="3"/>74 6851 2360.3 <text:s text:c="2"/>6076 <text:s text:c="2"/>24467</text:p>
          </table:table-cell>
          <table:table-cell office:value-type="string" table:style-name="ce1">
            <text:p>Processing: <text:s text:c="3"/>88 6889 2433.2 <text:s text:c="2"/>6021 <text:s text:c="2"/>22610</text:p>
          </table:table-cell>
          <table:table-cell office:value-type="string" table:style-name="ce1">
            <text:p>Connect: <text:s text:c="7"/>0 <text:s text:c="2"/>11 <text:s/>99.6 <text:s text:c="5"/>0 <text:s text:c="3"/>1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7"/>0 4027 1864.4 <text:s text:c="2"/>3614 <text:s text:c="2"/>13167</text:p>
          </table:table-cell>
          <table:table-cell office:value-type="string" table:style-name="ce1">
            <text:p>Waiting: <text:s text:c="6"/>68 6842 2365.0 <text:s text:c="2"/>6062 <text:s text:c="2"/>24467</text:p>
          </table:table-cell>
          <table:table-cell office:value-type="string" table:style-name="ce1">
            <text:p>Waiting: <text:s text:c="6"/>80 6880 2437.5 <text:s text:c="2"/>6010 <text:s text:c="2"/>22610</text:p>
          </table:table-cell>
          <table:table-cell office:value-type="string" table:style-name="ce1">
            <text:p>Processing: <text:s text:c="2"/>146 5388 1997.1 <text:s text:c="2"/>5067 <text:s text:c="2"/>191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8"/>74 6424 10042.3 <text:s text:c="2"/>3775 <text:s text:c="2"/>52483</text:p>
          </table:table-cell>
          <table:table-cell office:value-type="string" table:style-name="ce1">
            <text:p>Total: <text:s text:c="8"/>74 6862 2362.5 <text:s text:c="2"/>6084 <text:s text:c="2"/>24473</text:p>
          </table:table-cell>
          <table:table-cell office:value-type="string" table:style-name="ce1">
            <text:p>Total: <text:s text:c="8"/>88 6900 2430.5 <text:s text:c="2"/>6029 <text:s text:c="2"/>22615</text:p>
          </table:table-cell>
          <table:table-cell office:value-type="string" table:style-name="ce1">
            <text:p>Waiting: <text:s text:c="5"/>136 5387 1997.2 <text:s text:c="2"/>5067 <text:s text:c="2"/>19175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Total: <text:s text:c="7"/>146 5399 1998.9 <text:s text:c="2"/>5068 <text:s text:c="2"/>19182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dedyk_n500_c10_e_via_internet" table:style-name="ta2">
        <table:table-column table:style-name="co4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ev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21.985 seconds</text:p>
          </table:table-cell>
          <table:table-cell office:value-type="string" table:style-name="ce1">
            <text:p>Time taken for tests: <text:s text:c="2"/>22.122 seconds</text:p>
          </table:table-cell>
          <table:table-cell office:value-type="string" table:style-name="ce1">
            <text:p>Time taken for tests: <text:s text:c="2"/>21.936 seconds</text:p>
          </table:table-cell>
          <table:table-cell office:value-type="string" table:style-name="ce1">
            <text:p>Time taken for tests: <text:s text:c="2"/>24.789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304 bytes</text:p>
          </table:table-cell>
          <table:table-cell office:value-type="string" table:style-name="ce1">
            <text:p>Total transferred: <text:s text:c="5"/>152304 bytes</text:p>
          </table:table-cell>
          <table:table-cell office:value-type="string" table:style-name="ce1">
            <text:p>Total transferred: <text:s text:c="5"/>152304 bytes</text:p>
          </table:table-cell>
          <table:table-cell office:value-type="string" table:style-name="ce1">
            <text:p>Total transferred: <text:s text:c="5"/>152608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2 bytes</text:p>
          </table:table-cell>
          <table:table-cell office:value-type="string" table:style-name="ce1">
            <text:p>HTML transferred: <text:s text:c="6"/>1002 bytes</text:p>
          </table:table-cell>
          <table:table-cell office:value-type="string" table:style-name="ce1">
            <text:p>HTML transferred: <text:s text:c="6"/>1002 bytes</text:p>
          </table:table-cell>
          <table:table-cell office:value-type="string" table:style-name="ce1">
            <text:p>HTML transferred: <text:s text:c="6"/>1004 byte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Requests per second: <text:s text:c="3"/>22.74 [#/sec] (mean)</text:p>
          </table:table-cell>
          <table:table-cell office:value-type="string" table:style-name="ce2">
            <text:p>Requests per second: <text:s text:c="3"/>22.60 [#/sec] (mean)</text:p>
          </table:table-cell>
          <table:table-cell office:value-type="string" table:style-name="ce2">
            <text:p>Requests per second: <text:s text:c="3"/>22.79 [#/sec] (mean)</text:p>
          </table:table-cell>
          <table:table-cell office:value-type="string" table:style-name="ce2">
            <text:p>Requests per second: <text:s text:c="3"/>20.17 [#/sec] (mean)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Time per request: <text:s text:c="6"/>439.693 [ms] (mean)</text:p>
          </table:table-cell>
          <table:table-cell office:value-type="string" table:style-name="ce1">
            <text:p>Time per request: <text:s text:c="6"/>442.434 [ms] (mean)</text:p>
          </table:table-cell>
          <table:table-cell office:value-type="string" table:style-name="ce1">
            <text:p>Time per request: <text:s text:c="6"/>438.730 [ms] (mean)</text:p>
          </table:table-cell>
          <table:table-cell office:value-type="string" table:style-name="ce1">
            <text:p>Time per request: <text:s text:c="6"/>495.783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43.969 [ms] (mean, across all concurrent requests)</text:p>
          </table:table-cell>
          <table:table-cell office:value-type="string" table:style-name="ce1">
            <text:p>Time per request: <text:s text:c="6"/>44.243 [ms] (mean, across all concurrent requests)</text:p>
          </table:table-cell>
          <table:table-cell office:value-type="string" table:style-name="ce1">
            <text:p>Time per request: <text:s text:c="6"/>43.873 [ms] (mean, across all concurrent requests)</text:p>
          </table:table-cell>
          <table:table-cell office:value-type="string" table:style-name="ce1">
            <text:p>Time per request: <text:s text:c="6"/>49.578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6.77 [Kbytes/sec] received</text:p>
          </table:table-cell>
          <table:table-cell office:value-type="string" table:style-name="ce1">
            <text:p>Transfer rate: <text:s text:c="9"/>6.72 [Kbytes/sec] received</text:p>
          </table:table-cell>
          <table:table-cell office:value-type="string" table:style-name="ce1">
            <text:p>Transfer rate: <text:s text:c="9"/>6.78 [Kbytes/sec] received</text:p>
          </table:table-cell>
          <table:table-cell office:value-type="string" table:style-name="ce1">
            <text:p>Transfer rate: <text:s text:c="9"/>6.01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6 <text:s text:c="3"/>6 <text:s text:c="2"/>0.2 <text:s text:c="5"/>6 <text:s text:c="6"/>7</text:p>
          </table:table-cell>
          <table:table-cell office:value-type="string" table:style-name="ce1">
            <text:p>Connect: <text:s text:c="7"/>6 <text:s text:c="3"/>6 <text:s text:c="2"/>0.2 <text:s text:c="5"/>6 <text:s text:c="6"/>7</text:p>
          </table:table-cell>
          <table:table-cell office:value-type="string" table:style-name="ce1">
            <text:p>Connect: <text:s text:c="7"/>6 <text:s text:c="3"/>6 <text:s text:c="2"/>0.2 <text:s text:c="5"/>6 <text:s text:c="6"/>7</text:p>
          </table:table-cell>
          <table:table-cell office:value-type="string" table:style-name="ce1">
            <text:p>Connect: <text:s text:c="7"/>6 <text:s text:c="3"/>6 <text:s text:c="2"/>0.2 <text:s text:c="5"/>6 <text:s text:c="6"/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2"/>284 <text:s/>430 <text:s/>33.2 <text:s text:c="3"/>434 <text:s text:c="4"/>491</text:p>
          </table:table-cell>
          <table:table-cell office:value-type="string" table:style-name="ce1">
            <text:p>Processing: <text:s text:c="2"/>111 <text:s/>432 <text:s/>34.0 <text:s text:c="3"/>434 <text:s text:c="4"/>490</text:p>
          </table:table-cell>
          <table:table-cell office:value-type="string" table:style-name="ce1">
            <text:p>Processing: <text:s text:c="2"/>235 <text:s/>428 <text:s/>36.4 <text:s text:c="3"/>435 <text:s text:c="4"/>490</text:p>
          </table:table-cell>
          <table:table-cell office:value-type="string" table:style-name="ce1">
            <text:p>Processing: <text:s text:c="2"/>284 <text:s/>484 <text:s/>29.5 <text:s text:c="3"/>490 <text:s text:c="4"/>5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78 <text:s/>223 <text:s/>33.2 <text:s text:c="3"/>226 <text:s text:c="4"/>283</text:p>
          </table:table-cell>
          <table:table-cell office:value-type="string" table:style-name="ce1">
            <text:p>Waiting: <text:s text:c="6"/>72 <text:s/>226 <text:s/>31.1 <text:s text:c="3"/>227 <text:s text:c="4"/>282</text:p>
          </table:table-cell>
          <table:table-cell office:value-type="string" table:style-name="ce1">
            <text:p>Waiting: <text:s text:c="6"/>74 <text:s/>222 <text:s/>35.5 <text:s text:c="3"/>228 <text:s text:c="4"/>283</text:p>
          </table:table-cell>
          <table:table-cell office:value-type="string" table:style-name="ce1">
            <text:p>Waiting: <text:s text:c="5"/>142 <text:s/>278 <text:s/>28.8 <text:s text:c="3"/>283 <text:s text:c="4"/>3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7"/>291 <text:s/>437 <text:s/>33.2 <text:s text:c="3"/>440 <text:s text:c="4"/>498</text:p>
          </table:table-cell>
          <table:table-cell office:value-type="string" table:style-name="ce1">
            <text:p>Total: <text:s text:c="7"/>118 <text:s/>439 <text:s/>34.0 <text:s text:c="3"/>441 <text:s text:c="4"/>496</text:p>
          </table:table-cell>
          <table:table-cell office:value-type="string" table:style-name="ce1">
            <text:p>Total: <text:s text:c="7"/>241 <text:s/>435 <text:s/>36.4 <text:s text:c="3"/>441 <text:s text:c="4"/>496</text:p>
          </table:table-cell>
          <table:table-cell office:value-type="string" table:style-name="ce1">
            <text:p>Total: <text:s text:c="7"/>290 <text:s/>491 <text:s/>29.5 <text:s text:c="3"/>497 <text:s text:c="4"/>543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work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office:value-type="string" table:style-name="ce1">
            <text:p>Server Software: <text:s text:c="7"/>Apache/2.4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office:value-type="string" table:style-name="ce1">
            <text:p>Server Hostname: <text:s text:c="7"/>ab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office:value-type="string" table:style-name="ce1">
            <text:p>Server Port: <text:s text:c="11"/>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ument Path: <text:s text:c="9"/>/pp/rabbitmq_doctrine/web/doctrineMyisam</text:p>
          </table:table-cell>
          <table:table-cell office:value-type="string" table:style-name="ce1">
            <text:p>Document Path: <text:s text:c="9"/>/pp/rabbitmq_doctrine/web/doctrine</text:p>
          </table:table-cell>
          <table:table-cell office:value-type="string" table:style-name="ce1">
            <text:p>Document Path: <text:s text:c="9"/>/pp/rabbitmq_doctrine/web/doctrineTransaction</text:p>
          </table:table-cell>
          <table:table-cell office:value-type="string" table:style-name="ce1">
            <text:p>Document Path: <text:s text:c="9"/>/pp/rabbitmq_doctrine/web/rabbitm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office:value-type="string" table:style-name="ce1">
            <text:p>Document Length: <text:s text:c="7"/>2 byt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office:value-type="string" table:style-name="ce1">
            <text:p>Concurrency Level: <text:s text:c="5"/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taken for tests: <text:s text:c="2"/>22.164 seconds</text:p>
          </table:table-cell>
          <table:table-cell office:value-type="string" table:style-name="ce1">
            <text:p>Time taken for tests: <text:s text:c="2"/>22.165 seconds</text:p>
          </table:table-cell>
          <table:table-cell office:value-type="string" table:style-name="ce1">
            <text:p>Time taken for tests: <text:s text:c="2"/>22.271 seconds</text:p>
          </table:table-cell>
          <table:table-cell office:value-type="string" table:style-name="ce1">
            <text:p>Time taken for tests: <text:s text:c="2"/>24.572 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office:value-type="string" table:style-name="ce1">
            <text:p>Complete requests: <text:s text:c="5"/>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office:value-type="string" table:style-name="ce1">
            <text:p>Failed requests: <text:s text:c="7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office:value-type="string" table:style-name="ce1">
            <text:p>Write errors: <text:s text:c="10"/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transferred: <text:s text:c="5"/>152304 bytes</text:p>
          </table:table-cell>
          <table:table-cell office:value-type="string" table:style-name="ce1">
            <text:p>Total transferred: <text:s text:c="5"/>152304 bytes</text:p>
          </table:table-cell>
          <table:table-cell office:value-type="string" table:style-name="ce1">
            <text:p>Total transferred: <text:s text:c="5"/>152304 bytes</text:p>
          </table:table-cell>
          <table:table-cell office:value-type="string" table:style-name="ce1">
            <text:p>Total transferred: <text:s text:c="5"/>152304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ML transferred: <text:s text:c="6"/>1002 bytes</text:p>
          </table:table-cell>
          <table:table-cell office:value-type="string" table:style-name="ce1">
            <text:p>HTML transferred: <text:s text:c="6"/>1002 bytes</text:p>
          </table:table-cell>
          <table:table-cell office:value-type="string" table:style-name="ce1">
            <text:p>HTML transferred: <text:s text:c="6"/>1002 bytes</text:p>
          </table:table-cell>
          <table:table-cell office:value-type="string" table:style-name="ce1">
            <text:p>HTML transferred: <text:s text:c="6"/>1002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quests per second: <text:s text:c="3"/>22.56 [#/sec] (mean)</text:p>
          </table:table-cell>
          <table:table-cell office:value-type="string" table:style-name="ce1">
            <text:p>Requests per second: <text:s text:c="3"/>22.56 [#/sec] (mean)</text:p>
          </table:table-cell>
          <table:table-cell office:value-type="string" table:style-name="ce1">
            <text:p>Requests per second: <text:s text:c="3"/>22.45 [#/sec] (mean)</text:p>
          </table:table-cell>
          <table:table-cell office:value-type="string" table:style-name="ce1">
            <text:p>Requests per second: <text:s text:c="3"/>20.35 [#/sec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443.275 [ms] (mean)</text:p>
          </table:table-cell>
          <table:table-cell office:value-type="string" table:style-name="ce1">
            <text:p>Time per request: <text:s text:c="6"/>443.309 [ms] (mean)</text:p>
          </table:table-cell>
          <table:table-cell office:value-type="string" table:style-name="ce1">
            <text:p>Time per request: <text:s text:c="6"/>445.428 [ms] (mean)</text:p>
          </table:table-cell>
          <table:table-cell office:value-type="string" table:style-name="ce1">
            <text:p>Time per request: <text:s text:c="6"/>491.448 [ms] (mean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 per request: <text:s text:c="6"/>44.328 [ms] (mean, across all concurrent requests)</text:p>
          </table:table-cell>
          <table:table-cell office:value-type="string" table:style-name="ce1">
            <text:p>Time per request: <text:s text:c="6"/>44.331 [ms] (mean, across all concurrent requests)</text:p>
          </table:table-cell>
          <table:table-cell office:value-type="string" table:style-name="ce1">
            <text:p>Time per request: <text:s text:c="6"/>44.543 [ms] (mean, across all concurrent requests)</text:p>
          </table:table-cell>
          <table:table-cell office:value-type="string" table:style-name="ce1">
            <text:p>Time per request: <text:s text:c="6"/>49.145 [ms] (mean, across all concurrent request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nsfer rate: <text:s text:c="9"/>6.71 [Kbytes/sec] received</text:p>
          </table:table-cell>
          <table:table-cell office:value-type="string" table:style-name="ce1">
            <text:p>Transfer rate: <text:s text:c="9"/>6.71 [Kbytes/sec] received</text:p>
          </table:table-cell>
          <table:table-cell office:value-type="string" table:style-name="ce1">
            <text:p>Transfer rate: <text:s text:c="9"/>6.68 [Kbytes/sec] received</text:p>
          </table:table-cell>
          <table:table-cell office:value-type="string" table:style-name="ce1">
            <text:p>Transfer rate: <text:s text:c="9"/>6.05 [Kbytes/sec] recei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office:value-type="string" table:style-name="ce1">
            <text:p>Connection Times (m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office:value-type="string" table:style-name="ce1">
            <text:p><text:s text:c="14"/>min <text:s/>mean[+/-sd] median <text:s text:c="2"/>ma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nect: <text:s text:c="7"/>6 <text:s text:c="3"/>6 <text:s text:c="2"/>0.2 <text:s text:c="5"/>6 <text:s text:c="6"/>7</text:p>
          </table:table-cell>
          <table:table-cell office:value-type="string" table:style-name="ce1">
            <text:p>Connect: <text:s text:c="7"/>6 <text:s text:c="3"/>6 <text:s text:c="2"/>0.2 <text:s text:c="5"/>6 <text:s text:c="6"/>9</text:p>
          </table:table-cell>
          <table:table-cell office:value-type="string" table:style-name="ce1">
            <text:p>Connect: <text:s text:c="7"/>6 <text:s text:c="3"/>6 <text:s text:c="2"/>0.2 <text:s text:c="5"/>6 <text:s text:c="6"/>8</text:p>
          </table:table-cell>
          <table:table-cell office:value-type="string" table:style-name="ce1">
            <text:p>Connect: <text:s text:c="7"/>6 <text:s text:c="3"/>6 <text:s text:c="2"/>0.2 <text:s text:c="5"/>6 <text:s text:c="6"/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cessing: <text:s text:c="2"/>263 <text:s/>433 <text:s/>35.3 <text:s text:c="3"/>438 <text:s text:c="4"/>499</text:p>
          </table:table-cell>
          <table:table-cell office:value-type="string" table:style-name="ce1">
            <text:p>Processing: <text:s text:c="2"/>280 <text:s/>434 <text:s/>32.1 <text:s text:c="3"/>438 <text:s text:c="4"/>486</text:p>
          </table:table-cell>
          <table:table-cell office:value-type="string" table:style-name="ce1">
            <text:p>Processing: <text:s text:c="2"/>285 <text:s/>436 <text:s/>30.0 <text:s text:c="3"/>439 <text:s text:c="4"/>490</text:p>
          </table:table-cell>
          <table:table-cell office:value-type="string" table:style-name="ce1">
            <text:p>Processing: <text:s text:c="2"/>309 <text:s/>481 <text:s/>33.0 <text:s text:c="3"/>488 <text:s text:c="4"/>5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iting: <text:s text:c="6"/>71 <text:s/>227 <text:s/>34.6 <text:s text:c="3"/>231 <text:s text:c="4"/>293</text:p>
          </table:table-cell>
          <table:table-cell office:value-type="string" table:style-name="ce1">
            <text:p>Waiting: <text:s text:c="6"/>72 <text:s/>227 <text:s/>31.7 <text:s text:c="3"/>230 <text:s text:c="4"/>277</text:p>
          </table:table-cell>
          <table:table-cell office:value-type="string" table:style-name="ce1">
            <text:p>Waiting: <text:s text:c="6"/>77 <text:s/>229 <text:s/>29.9 <text:s text:c="3"/>232 <text:s text:c="4"/>281</text:p>
          </table:table-cell>
          <table:table-cell office:value-type="string" table:style-name="ce1">
            <text:p>Waiting: <text:s text:c="5"/>147 <text:s/>275 <text:s/>31.7 <text:s text:c="3"/>282 <text:s text:c="4"/>3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: <text:s text:c="7"/>269 <text:s/>440 <text:s/>35.3 <text:s text:c="3"/>445 <text:s text:c="4"/>505</text:p>
          </table:table-cell>
          <table:table-cell office:value-type="string" table:style-name="ce1">
            <text:p>Total: <text:s text:c="7"/>286 <text:s/>440 <text:s/>32.1 <text:s text:c="3"/>444 <text:s text:c="4"/>493</text:p>
          </table:table-cell>
          <table:table-cell office:value-type="string" table:style-name="ce1">
            <text:p>Total: <text:s text:c="7"/>291 <text:s/>442 <text:s/>30.0 <text:s text:c="3"/>445 <text:s text:c="4"/>496</text:p>
          </table:table-cell>
          <table:table-cell office:value-type="string" table:style-name="ce1">
            <text:p>Total: <text:s text:c="7"/>315 <text:s/>487 <text:s/>33.1 <text:s text:c="3"/>495 <text:s text:c="4"/>543</text:p>
          </table:table-cell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table table:name="summary" table:style-name="ta4">
        <table:table-column table:style-name="co17" table:default-cell-style-name="ce1"/>
        <table:table-column table:style-name="co5" table:number-columns-repeated="2" table:default-cell-style-name="ce1"/>
        <table:table-column table:style-name="co18" table:default-cell-style-name="ce1"/>
        <table:table-column table:style-name="co5" table:number-columns-repeated="4" table:default-cell-style-name="ce1"/>
        <table:table-column table:style-name="co19" table:default-cell-style-name="ce1"/>
        <table:table-column table:style-name="co5" table:number-columns-repeated="4" table:default-cell-style-name="ce1"/>
        <table:table-column table:style-name="co19" table:default-cell-style-name="ce1"/>
        <table:table-column table:style-name="co5" table:number-columns-repeated="16370" table:default-cell-style-name="ce1"/>
        <table:table-row table:style-name="ro1">
          <table:table-cell office:value-type="string" table:style-name="ce1">
            <text:p>type of settings</text:p>
          </table:table-cell>
          <table:table-cell office:value-type="string" table:number-columns-spanned="5" table:number-rows-spanned="1" table:style-name="ce14">
            <text:p>n500 c10</text:p>
          </table:table-cell>
          <table:covered-table-cell table:number-columns-repeated="4"/>
          <table:table-cell office:value-type="string" table:number-columns-spanned="5" table:number-rows-spanned="1" table:style-name="ce14">
            <text:p>n500 c500</text:p>
          </table:table-cell>
          <table:covered-table-cell table:number-columns-repeated="4"/>
          <table:table-cell office:value-type="string" table:number-columns-spanned="5" table:number-rows-spanned="1" table:style-name="ce14">
            <text:p>n5000 c500</text:p>
          </table:table-cell>
          <table:covered-table-cell table:number-columns-repeated="4"/>
          <table:table-cell table:number-columns-repeated="16368" table:style-name="ce1"/>
        </table:table-row>
        <table:table-row table:style-name="ro3">
          <table:table-cell table:style-name="ce1"/>
          <table:table-cell office:value-type="string" table:style-name="ce4">
            <text:p>myisam</text:p>
          </table:table-cell>
          <table:table-cell office:value-type="string" table:style-name="ce5">
            <text:p>doctrine</text:p>
          </table:table-cell>
          <table:table-cell office:value-type="string" table:style-name="ce5">
            <text:p>doctrine transaction</text:p>
          </table:table-cell>
          <table:table-cell office:value-type="string" table:style-name="ce5">
            <text:p>rabbit</text:p>
          </table:table-cell>
          <table:table-cell table:style-name="ce6"/>
          <table:table-cell office:value-type="string" table:style-name="ce4">
            <text:p>myisam</text:p>
          </table:table-cell>
          <table:table-cell office:value-type="string" table:style-name="ce5">
            <text:p>doctrine</text:p>
          </table:table-cell>
          <table:table-cell office:value-type="string" table:style-name="ce5">
            <text:p>doctrine transaction</text:p>
          </table:table-cell>
          <table:table-cell office:value-type="string" table:style-name="ce5">
            <text:p>rabbit</text:p>
          </table:table-cell>
          <table:table-cell table:style-name="ce7"/>
          <table:table-cell office:value-type="string" table:style-name="ce4">
            <text:p>myisam</text:p>
          </table:table-cell>
          <table:table-cell office:value-type="string" table:style-name="ce5">
            <text:p>doctrine</text:p>
          </table:table-cell>
          <table:table-cell office:value-type="string" table:style-name="ce5">
            <text:p>doctrine transaction</text:p>
          </table:table-cell>
          <table:table-cell office:value-type="string" table:style-name="ce5">
            <text:p>rabbit</text:p>
          </table:table-cell>
          <table:table-cell table:style-name="ce7"/>
          <table:table-cell table:number-columns-repeated="16368" table:style-name="ce1"/>
        </table:table-row>
        <table:table-row table:style-name="ro1">
          <table:table-cell office:value-type="string" table:style-name="ce8">
            <text:p>prefork (p)</text:p>
          </table:table-cell>
          <table:table-cell office:value-type="float" office:value="90" table:style-name="ce9">
            <text:p>90</text:p>
          </table:table-cell>
          <table:table-cell office:value-type="float" office:value="87" table:style-name="ce10">
            <text:p>87</text:p>
          </table:table-cell>
          <table:table-cell office:value-type="float" office:value="90" table:style-name="ce10">
            <text:p>90</text:p>
          </table:table-cell>
          <table:table-cell office:value-type="float" office:value="66" table:style-name="ce10">
            <text:p>66</text:p>
          </table:table-cell>
          <table:table-cell table:style-name="ce7"/>
          <table:table-cell office:value-type="float" office:value="65" table:style-name="ce9">
            <text:p>65</text:p>
          </table:table-cell>
          <table:table-cell office:value-type="float" office:value="9" table:style-name="ce10">
            <text:p>9</text:p>
          </table:table-cell>
          <table:table-cell office:value-type="float" office:value="69" table:style-name="ce10">
            <text:p>69</text:p>
          </table:table-cell>
          <table:table-cell office:value-type="float" office:value="14" table:style-name="ce10">
            <text:p>14</text:p>
          </table:table-cell>
          <table:table-cell office:value-type="string" table:style-name="ce7">
            <text:p>o</text:p>
          </table:table-cell>
          <table:table-cell office:value-type="float" office:value="77" table:style-name="ce9">
            <text:p>77</text:p>
          </table:table-cell>
          <table:table-cell office:value-type="float" office:value="91" table:style-name="ce10">
            <text:p>91</text:p>
          </table:table-cell>
          <table:table-cell office:value-type="float" office:value="92" table:style-name="ce10">
            <text:p>92</text:p>
          </table:table-cell>
          <table:table-cell office:value-type="float" office:value="108" table:style-name="ce10">
            <text:p>108</text:p>
          </table:table-cell>
          <table:table-cell office:value-type="string" table:style-name="ce7">
            <text:p>x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32">
            <text:p>event ('e')</text:p>
          </table:table-cell>
          <table:table-cell office:value-type="float" office:value="66" table:style-name="ce9">
            <text:p>66</text:p>
          </table:table-cell>
          <table:table-cell office:value-type="float" office:value="69" table:style-name="ce10">
            <text:p>69</text:p>
          </table:table-cell>
          <table:table-cell office:value-type="float" office:value="65" table:style-name="ce10">
            <text:p>65</text:p>
          </table:table-cell>
          <table:table-cell office:value-type="float" office:value="64" table:style-name="ce10">
            <text:p>64</text:p>
          </table:table-cell>
          <table:table-cell table:style-name="ce7"/>
          <table:table-cell office:value-type="float" office:value="68" table:style-name="ce9">
            <text:p>68</text:p>
          </table:table-cell>
          <table:table-cell office:value-type="float" office:value="13" table:style-name="ce10">
            <text:p>13</text:p>
          </table:table-cell>
          <table:table-cell office:value-type="float" office:value="69" table:style-name="ce10">
            <text:p>69</text:p>
          </table:table-cell>
          <table:table-cell office:value-type="float" office:value="74" table:style-name="ce10">
            <text:p>74</text:p>
          </table:table-cell>
          <table:table-cell office:value-type="string" table:style-name="ce7">
            <text:p>ox</text:p>
          </table:table-cell>
          <table:table-cell office:value-type="float" office:value="72" table:style-name="ce9">
            <text:p>72</text:p>
          </table:table-cell>
          <table:table-cell office:value-type="float" office:value="72" table:style-name="ce10">
            <text:p>72</text:p>
          </table:table-cell>
          <table:table-cell office:value-type="float" office:value="72" table:style-name="ce10">
            <text:p>72</text:p>
          </table:table-cell>
          <table:table-cell office:value-type="float" office:value="92" table:style-name="ce10">
            <text:p>92</text:p>
          </table:table-cell>
          <table:table-cell office:value-type="string" table:style-name="ce7">
            <text:p>x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8">
            <text:p>worker (w)</text:p>
          </table:table-cell>
          <table:table-cell office:value-type="float" office:value="77" table:style-name="ce11">
            <text:p>77</text:p>
          </table:table-cell>
          <table:table-cell office:value-type="float" office:value="79" table:style-name="ce12">
            <text:p>79</text:p>
          </table:table-cell>
          <table:table-cell office:value-type="float" office:value="79" table:style-name="ce12">
            <text:p>79</text:p>
          </table:table-cell>
          <table:table-cell office:value-type="float" office:value="64" table:style-name="ce12">
            <text:p>64</text:p>
          </table:table-cell>
          <table:table-cell table:style-name="ce13"/>
          <table:table-cell office:value-type="float" office:value="68" table:style-name="ce11">
            <text:p>68</text:p>
          </table:table-cell>
          <table:table-cell office:value-type="float" office:value="67" table:style-name="ce12">
            <text:p>67</text:p>
          </table:table-cell>
          <table:table-cell office:value-type="float" office:value="49" table:style-name="ce12">
            <text:p>49</text:p>
          </table:table-cell>
          <table:table-cell office:value-type="float" office:value="82" table:style-name="ce12">
            <text:p>82</text:p>
          </table:table-cell>
          <table:table-cell office:value-type="string" table:style-name="ce13">
            <text:p>ox</text:p>
          </table:table-cell>
          <table:table-cell office:value-type="float" office:value="71" table:style-name="ce11">
            <text:p>71</text:p>
          </table:table-cell>
          <table:table-cell office:value-type="float" office:value="71" table:style-name="ce12">
            <text:p>71</text:p>
          </table:table-cell>
          <table:table-cell office:value-type="float" office:value="71" table:style-name="ce12">
            <text:p>71</text:p>
          </table:table-cell>
          <table:table-cell office:value-type="float" office:value="89" table:style-name="ce12">
            <text:p>89</text:p>
          </table:table-cell>
          <table:table-cell office:value-type="string" table:style-name="ce13">
            <text:p>x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">
            <text:p>via internet</text:p>
          </table:table-cell>
          <table:table-cell office:value-type="string" table:number-columns-spanned="5" table:number-rows-spanned="1" table:style-name="ce14">
            <text:p>n500 c10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0">
            <text:p>event</text:p>
          </table:table-cell>
          <table:table-cell office:value-type="float" office:value="22" table:style-name="ce10">
            <text:p>22</text:p>
          </table:table-cell>
          <table:table-cell office:value-type="float" office:value="22" table:style-name="ce10">
            <text:p>22</text:p>
          </table:table-cell>
          <table:table-cell office:value-type="float" office:value="22" table:style-name="ce10">
            <text:p>22</text:p>
          </table:table-cell>
          <table:table-cell office:value-type="float" office:value="20" table:style-name="ce10">
            <text:p>20</text:p>
          </table:table-cell>
          <table:table-cell table:style-name="ce10"/>
          <table:table-cell office:value-type="string" table:style-name="ce1">
            <text:p>apr_socket_recv: Connection reset by peer (104)</text:p>
          </table:table-cell>
          <table:table-cell table:number-columns-repeated="4" table:style-name="ce1"/>
          <table:table-cell office:value-type="string" table:style-name="ce1">
            <text:p>apr_socket_recv: Connection reset by peer (104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0">
            <text:p>worker</text:p>
          </table:table-cell>
          <table:table-cell office:value-type="float" office:value="22" table:style-name="ce10">
            <text:p>22</text:p>
          </table:table-cell>
          <table:table-cell office:value-type="float" office:value="22" table:style-name="ce10">
            <text:p>22</text:p>
          </table:table-cell>
          <table:table-cell office:value-type="float" office:value="22" table:style-name="ce10">
            <text:p>22</text:p>
          </table:table-cell>
          <table:table-cell office:value-type="float" office:value="20" table:style-name="ce10">
            <text:p>20</text:p>
          </table:table-cell>
          <table:table-cell table:style-name="ce10"/>
          <table:table-cell table:number-columns-repeated="16378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">
            <text:p>via internet</text:p>
          </table:table-cell>
          <table:table-cell office:value-type="string" table:number-columns-spanned="5" table:number-rows-spanned="1" table:style-name="ce33">
            <text:p>n500 c100</text:p>
          </table:table-cell>
          <table:covered-table-cell table:number-columns-repeated="4"/>
          <table:table-cell office:value-type="string" table:number-columns-spanned="5" table:number-rows-spanned="1" table:style-name="ce33">
            <text:p>n500 c200</text:p>
          </table:table-cell>
          <table:covered-table-cell table:number-columns-repeated="4"/>
          <table:table-cell office:value-type="string" table:number-columns-spanned="5" table:number-rows-spanned="1" table:style-name="ce33">
            <text:p>n500 c250</text:p>
          </table:table-cell>
          <table:covered-table-cell table:number-columns-repeated="4"/>
          <table:table-cell office:value-type="string" table:number-columns-spanned="5" table:number-rows-spanned="1" table:style-name="ce33">
            <text:p>n600 c300</text:p>
          </table:table-cell>
          <table:covered-table-cell table:number-columns-repeated="4"/>
          <table:table-cell table:number-columns-repeated="16363"/>
        </table:table-row>
        <table:table-row table:style-name="ro1">
          <table:table-cell office:value-type="string" table:style-name="ce20">
            <text:p>prefork</text:p>
          </table:table-cell>
          <table:table-cell office:value-type="float" office:value="79" table:style-name="ce24">
            <text:p>79</text:p>
          </table:table-cell>
          <table:table-cell office:value-type="float" office:value="85" table:style-name="ce25">
            <text:p>85</text:p>
          </table:table-cell>
          <table:table-cell office:value-type="float" office:value="84" table:style-name="ce25">
            <text:p>84</text:p>
          </table:table-cell>
          <table:table-cell office:value-type="float" office:value="100" table:style-name="ce25">
            <text:p>100</text:p>
          </table:table-cell>
          <table:table-cell table:style-name="ce26"/>
          <table:table-cell office:value-type="float" office:value="81" table:style-name="ce27">
            <text:p>81</text:p>
          </table:table-cell>
          <table:table-cell office:value-type="float" office:value="83" table:style-name="ce28">
            <text:p>83</text:p>
          </table:table-cell>
          <table:table-cell office:value-type="float" office:value="85" table:style-name="ce28">
            <text:p>85</text:p>
          </table:table-cell>
          <table:table-cell office:value-type="float" office:value="100" table:style-name="ce28">
            <text:p>100</text:p>
          </table:table-cell>
          <table:table-cell table:style-name="ce26"/>
          <table:table-cell office:value-type="float" office:value="84" table:style-name="ce27">
            <text:p>84</text:p>
          </table:table-cell>
          <table:table-cell office:value-type="float" office:value="84" table:style-name="ce28">
            <text:p>84</text:p>
          </table:table-cell>
          <table:table-cell office:value-type="float" office:value="85" table:style-name="ce28">
            <text:p>85</text:p>
          </table:table-cell>
          <table:table-cell office:value-type="float" office:value="99" table:style-name="ce28">
            <text:p>99</text:p>
          </table:table-cell>
          <table:table-cell office:value-type="string" table:style-name="ce21">
            <text:p>x</text:p>
          </table:table-cell>
          <table:table-cell office:value-type="float" office:value="86" table:style-name="ce27">
            <text:p>86</text:p>
          </table:table-cell>
          <table:table-cell office:value-type="float" office:value="85" table:style-name="ce28">
            <text:p>85</text:p>
          </table:table-cell>
          <table:table-cell office:value-type="float" office:value="86" table:style-name="ce28">
            <text:p>86</text:p>
          </table:table-cell>
          <table:table-cell office:value-type="float" office:value="105" table:style-name="ce28">
            <text:p>105</text:p>
          </table:table-cell>
          <table:table-cell table:style-name="ce18"/>
          <table:table-cell table:number-columns-repeated="16363"/>
        </table:table-row>
        <table:table-row table:style-name="ro2">
          <table:table-cell office:value-type="string" table:style-name="ce8">
            <text:p>worker</text:p>
          </table:table-cell>
          <table:table-cell office:value-type="float" office:value="74" table:style-name="ce29">
            <text:p>74</text:p>
          </table:table-cell>
          <table:table-cell office:value-type="float" office:value="74" table:style-name="ce30">
            <text:p>74</text:p>
          </table:table-cell>
          <table:table-cell office:value-type="float" office:value="73" table:style-name="ce30">
            <text:p>73</text:p>
          </table:table-cell>
          <table:table-cell office:value-type="float" office:value="88" table:style-name="ce30">
            <text:p>88</text:p>
          </table:table-cell>
          <table:table-cell table:style-name="ce31"/>
          <table:table-cell table:style-name="ce29"/>
          <table:table-cell table:number-columns-repeated="3" table:style-name="ce30"/>
          <table:table-cell table:style-name="ce31"/>
          <table:table-cell office:value-type="float" office:value="70" table:style-name="ce29">
            <text:p>70</text:p>
          </table:table-cell>
          <table:table-cell office:value-type="float" office:value="66" table:style-name="ce30">
            <text:p>66</text:p>
          </table:table-cell>
          <table:table-cell office:value-type="float" office:value="36" table:style-name="ce30">
            <text:p>36</text:p>
          </table:table-cell>
          <table:table-cell office:value-type="float" office:value="73" table:style-name="ce30">
            <text:p>73</text:p>
          </table:table-cell>
          <table:table-cell office:value-type="string" table:style-name="ce22">
            <text:p>x</text:p>
          </table:table-cell>
          <table:table-cell office:value-type="float" office:value="50" table:style-name="ce29">
            <text:p>50</text:p>
          </table:table-cell>
          <table:table-cell office:value-type="float" office:value="65" table:style-name="ce30">
            <text:p>65</text:p>
          </table:table-cell>
          <table:table-cell table:style-name="ce30"/>
          <table:table-cell office:value-type="float" office:value="78" table:style-name="ce30">
            <text:p>78</text:p>
          </table:table-cell>
          <table:table-cell table:style-name="ce19"/>
          <table:table-cell table:number-columns-repeated="16363"/>
        </table:table-row>
        <table:table-row table:style-name="ro1">
          <table:table-cell table:number-columns-repeated="15" table:style-name="ce1"/>
          <table:table-cell table:style-name="ce23"/>
          <table:table-cell table:number-columns-repeated="16368" table:style-name="ce1"/>
        </table:table-row>
        <table:table-row table:style-name="ro1">
          <table:table-cell office:value-type="string" table:style-name="ce1">
            <text:p>Legend:</text:p>
          </table:table-cell>
          <table:table-cell table:number-columns-repeated="14" table:style-name="ce1"/>
          <table:table-cell table:style-name="ce23"/>
          <table:table-cell table:number-columns-repeated="16368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lost requ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</text:p>
          </table:table-cell>
          <table:table-cell office:value-type="string" table:style-name="ce1">
            <text:p>unstable (error or very slow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Number of requests to perfor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Number of multiple requests to make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landscape" style:print-page-order="ttb" style:first-page-number="continue" style:scale-to="8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iotr Pikuła</meta:initial-creator>
    <dc:creator>Piotr Pikuła</dc:creator>
    <meta:creation-date>2017-09-16T12:12:15Z</meta:creation-date>
    <dc:date>2017-09-26T11:51:15Z</dc:date>
    <meta:print-date>2017-09-26T06:56:05Z</meta:print-date>
    <meta:editing-cycles>4</meta:editing-cycles>
    <meta:editing-duration>PT775S</meta:editing-duration>
  </office:meta>
</office:document-meta>
</file>